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8.451cm" svg:height="4.774cm" svg:x="13.232cm" svg:y="0.959cm">
            <draw:object draw:notify-on-update-of-ranges="Sheet1.B2:Sheet1.B100 Sheet1.B1:Sheet1.B1 Sheet1.A2:Sheet1.A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451cm" svg:height="4.774cm" svg:x="13.9cm" svg:y="5.999cm">
            <draw:object draw:notify-on-update-of-ranges="Sheet1.H1:Sheet1.H1 Sheet1.I2:Sheet1.I100 Sheet1.I1:Sheet1.I1 Sheet1.H2:Sheet1.H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451cm" svg:height="4.774cm" svg:x="13.9cm" svg:y="0.959cm">
            <draw:object draw:notify-on-update-of-ranges="Sheet1.B2:Sheet1.B100 Sheet1.B1:Sheet1.B1 Sheet1.A2:Sheet1.A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number-columns-repeated="4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Base EXP</text:p>
          </table:table-cell>
          <table:table-cell table:style-name="ce1" office:value-type="string">
            <text:p>Base LVL</text:p>
          </table:table-cell>
          <table:table-cell table:style-name="ce3" office:value-type="float" office:value="5">
            <text:p>5</text:p>
          </table:table-cell>
          <table:table-cell table:style-name="ce1" table:number-columns-repeated="4"/>
          <table:table-cell table:style-name="ce1" office:value-type="string">
            <text:p>Skill EXP</text:p>
          </table:table-cell>
          <table:table-cell table:style-name="ce1" office:value-type="string">
            <text:p>Skill LVL</text:p>
          </table:table-cell>
          <table:table-cell table:style-name="ce3" office:value-type="float" office:value="2.9">
            <text:p>2,9</text:p>
          </table:table-cell>
          <table:table-cell table:style-name="ce1" table:number-columns-repeated="1014"/>
        </table:table-row>
        <table:table-row table:style-name="ro1">
          <table:table-cell table:formula="of:=POWER([.$C$1]; SQRT([.B2]-1))-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formula="of:=(POWER(LN([.A2]+1); 2) + POWER(LN(5);2))/ POWER(LN(5);2)" office:value-type="float" office:value="1">
            <text:p>1</text:p>
          </table:table-cell>
          <table:table-cell table:number-columns-repeated="3"/>
          <table:table-cell table:formula="of:=POWER([.$J$1]; SQRT([.I2]-1))-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formula="of:=(POWER(LN([.H2]+1); 2) + POWER(LN([.$J$1]);2))/ POWER(LN([.$J$1]);2)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formula="of:=POWER([.$C$1]; SQRT([.B3]-1))-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3]-[.A2]" office:value-type="float" office:value="4">
            <text:p>4</text:p>
          </table:table-cell>
          <table:table-cell table:formula="of:=(POWER(LN([.A3]+1); 2) + POWER(LN(5);2))/ POWER(LN(5);2)" office:value-type="float" office:value="2">
            <text:p>2</text:p>
          </table:table-cell>
          <table:table-cell table:number-columns-repeated="3"/>
          <table:table-cell table:formula="of:=POWER([.$J$1]; SQRT([.I3]-1))-1" office:value-type="float" office:value="1.9">
            <text:p>2</text:p>
          </table:table-cell>
          <table:table-cell office:value-type="float" office:value="2">
            <text:p>2</text:p>
          </table:table-cell>
          <table:table-cell table:formula="of:=[.H3]-[.H2]" office:value-type="float" office:value="1.9">
            <text:p>2</text:p>
          </table:table-cell>
          <table:table-cell table:formula="of:=(POWER(LN([.H3]+1); 2) + POWER(LN([.$J$1]);2))/ POWER(LN([.$J$1]);2)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formula="of:=POWER([.$C$1]; SQRT([.B4]-1))-1" office:value-type="float" office:value="8.73851774233542">
            <text:p>9</text:p>
          </table:table-cell>
          <table:table-cell office:value-type="float" office:value="3">
            <text:p>3</text:p>
          </table:table-cell>
          <table:table-cell table:formula="of:=[.A4]-[.A3]" office:value-type="float" office:value="4.73851774233542">
            <text:p>5</text:p>
          </table:table-cell>
          <table:table-cell table:formula="of:=(POWER(LN([.A4]+1); 2) + POWER(LN(5);2))/ POWER(LN(5);2)" office:value-type="float" office:value="3">
            <text:p>3</text:p>
          </table:table-cell>
          <table:table-cell table:number-columns-repeated="3"/>
          <table:table-cell table:formula="of:=POWER([.$J$1]; SQRT([.I4]-1))-1" office:value-type="float" office:value="3.5074354898591">
            <text:p>4</text:p>
          </table:table-cell>
          <table:table-cell office:value-type="float" office:value="3">
            <text:p>3</text:p>
          </table:table-cell>
          <table:table-cell table:formula="of:=[.H4]-[.H3]" office:value-type="float" office:value="1.6074354898591">
            <text:p>2</text:p>
          </table:table-cell>
          <table:table-cell table:formula="of:=(POWER(LN([.H4]+1); 2) + POWER(LN([.$J$1]);2))/ POWER(LN([.$J$1]);2)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formula="of:=POWER([.$C$1]; SQRT([.B5]-1))-1" office:value-type="float" office:value="15.2424508208852">
            <text:p>15</text:p>
          </table:table-cell>
          <table:table-cell office:value-type="float" office:value="4">
            <text:p>4</text:p>
          </table:table-cell>
          <table:table-cell table:formula="of:=[.A5]-[.A4]" office:value-type="float" office:value="6.50393307854976">
            <text:p>7</text:p>
          </table:table-cell>
          <table:table-cell table:formula="of:=(POWER(LN([.A5]+1); 2) + POWER(LN(5);2))/ POWER(LN(5);2)" office:value-type="float" office:value="4">
            <text:p>4</text:p>
          </table:table-cell>
          <table:table-cell table:number-columns-repeated="3"/>
          <table:table-cell table:formula="of:=POWER([.$J$1]; SQRT([.I5]-1))-1" office:value-type="float" office:value="5.32261628621547">
            <text:p>5</text:p>
          </table:table-cell>
          <table:table-cell office:value-type="float" office:value="4">
            <text:p>4</text:p>
          </table:table-cell>
          <table:table-cell table:formula="of:=[.H5]-[.H4]" office:value-type="float" office:value="1.81518079635636">
            <text:p>2</text:p>
          </table:table-cell>
          <table:table-cell table:formula="of:=(POWER(LN([.H5]+1); 2) + POWER(LN([.$J$1]);2))/ POWER(LN([.$J$1]);2)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formula="of:=POWER([.$C$1]; SQRT([.B6]-1))-1"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A6]-[.A5]" office:value-type="float" office:value="8.75754917911481">
            <text:p>9</text:p>
          </table:table-cell>
          <table:table-cell table:formula="of:=(POWER(LN([.A6]+1); 2) + POWER(LN(5);2))/ POWER(LN(5);2)" office:value-type="float" office:value="5">
            <text:p>5</text:p>
          </table:table-cell>
          <table:table-cell table:number-columns-repeated="3"/>
          <table:table-cell table:formula="of:=POWER([.$J$1]; SQRT([.I6]-1))-1" office:value-type="float" office:value="7.41">
            <text:p>7</text:p>
          </table:table-cell>
          <table:table-cell office:value-type="float" office:value="5">
            <text:p>5</text:p>
          </table:table-cell>
          <table:table-cell table:formula="of:=[.H6]-[.H5]" office:value-type="float" office:value="2.08738371378453">
            <text:p>2</text:p>
          </table:table-cell>
          <table:table-cell table:formula="of:=(POWER(LN([.H6]+1); 2) + POWER(LN([.$J$1]);2))/ POWER(LN([.$J$1]);2)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formula="of:=POWER([.$C$1]; SQRT([.B7]-1))-1" office:value-type="float" office:value="35.5548026774732">
            <text:p>36</text:p>
          </table:table-cell>
          <table:table-cell office:value-type="float" office:value="6">
            <text:p>6</text:p>
          </table:table-cell>
          <table:table-cell table:formula="of:=[.A7]-[.A6]" office:value-type="float" office:value="11.5548026774732">
            <text:p>12</text:p>
          </table:table-cell>
          <table:table-cell table:formula="of:=(POWER(LN([.A7]+1); 2) + POWER(LN(5);2))/ POWER(LN(5);2)" office:value-type="float" office:value="6">
            <text:p>6</text:p>
          </table:table-cell>
          <table:table-cell table:number-columns-repeated="3"/>
          <table:table-cell table:formula="of:=POWER([.$J$1]; SQRT([.I7]-1))-1" office:value-type="float" office:value="9.81317809509702">
            <text:p>10</text:p>
          </table:table-cell>
          <table:table-cell office:value-type="float" office:value="6">
            <text:p>6</text:p>
          </table:table-cell>
          <table:table-cell table:formula="of:=[.H7]-[.H6]" office:value-type="float" office:value="2.40317809509702">
            <text:p>2</text:p>
          </table:table-cell>
          <table:table-cell table:formula="of:=(POWER(LN([.H7]+1); 2) + POWER(LN([.$J$1]);2))/ POWER(LN([.$J$1]);2)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formula="of:=POWER([.$C$1]; SQRT([.B8]-1))-1" office:value-type="float" office:value="50.5370856463853">
            <text:p>51</text:p>
          </table:table-cell>
          <table:table-cell office:value-type="float" office:value="7">
            <text:p>7</text:p>
          </table:table-cell>
          <table:table-cell table:formula="of:=[.A8]-[.A7]" office:value-type="float" office:value="14.982282968912">
            <text:p>15</text:p>
          </table:table-cell>
          <table:table-cell table:formula="of:=(POWER(LN([.A8]+1); 2) + POWER(LN(5);2))/ POWER(LN(5);2)" office:value-type="float" office:value="7">
            <text:p>7</text:p>
          </table:table-cell>
          <table:table-cell table:number-columns-repeated="3"/>
          <table:table-cell table:formula="of:=POWER([.$J$1]; SQRT([.I8]-1))-1" office:value-type="float" office:value="12.5718531839481">
            <text:p>13</text:p>
          </table:table-cell>
          <table:table-cell office:value-type="float" office:value="7">
            <text:p>7</text:p>
          </table:table-cell>
          <table:table-cell table:formula="of:=[.H8]-[.H7]" office:value-type="float" office:value="2.75867508885105">
            <text:p>3</text:p>
          </table:table-cell>
          <table:table-cell table:formula="of:=(POWER(LN([.H8]+1); 2) + POWER(LN([.$J$1]);2))/ POWER(LN([.$J$1]);2)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formula="of:=POWER([.$C$1]; SQRT([.B9]-1))-1" office:value-type="float" office:value="69.6806940419981">
            <text:p>70</text:p>
          </table:table-cell>
          <table:table-cell office:value-type="float" office:value="8">
            <text:p>8</text:p>
          </table:table-cell>
          <table:table-cell table:formula="of:=[.A9]-[.A8]" office:value-type="float" office:value="19.1436083956128">
            <text:p>19</text:p>
          </table:table-cell>
          <table:table-cell table:formula="of:=(POWER(LN([.A9]+1); 2) + POWER(LN(5);2))/ POWER(LN(5);2)" office:value-type="float" office:value="8">
            <text:p>8</text:p>
          </table:table-cell>
          <table:table-cell table:number-columns-repeated="3"/>
          <table:table-cell table:formula="of:=POWER([.$J$1]; SQRT([.I9]-1))-1" office:value-type="float" office:value="15.7259236182682">
            <text:p>16</text:p>
          </table:table-cell>
          <table:table-cell office:value-type="float" office:value="8">
            <text:p>8</text:p>
          </table:table-cell>
          <table:table-cell table:formula="of:=[.H9]-[.H8]" office:value-type="float" office:value="3.15407043432018">
            <text:p>3</text:p>
          </table:table-cell>
          <table:table-cell table:formula="of:=(POWER(LN([.H9]+1); 2) + POWER(LN([.$J$1]);2))/ POWER(LN([.$J$1]);2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formula="of:=POWER([.$C$1]; SQRT([.B10]-1))-1" office:value-type="float" office:value="93.8387278177818">
            <text:p>94</text:p>
          </table:table-cell>
          <table:table-cell office:value-type="float" office:value="9">
            <text:p>9</text:p>
          </table:table-cell>
          <table:table-cell table:formula="of:=[.A10]-[.A9]" office:value-type="float" office:value="24.1580337757837">
            <text:p>24</text:p>
          </table:table-cell>
          <table:table-cell table:formula="of:=(POWER(LN([.A10]+1); 2) + POWER(LN(5);2))/ POWER(LN(5);2)" office:value-type="float" office:value="9">
            <text:p>9</text:p>
          </table:table-cell>
          <table:table-cell table:number-columns-repeated="3"/>
          <table:table-cell table:formula="of:=POWER([.$J$1]; SQRT([.I10]-1))-1" office:value-type="float" office:value="19.3169746952414">
            <text:p>19</text:p>
          </table:table-cell>
          <table:table-cell office:value-type="float" office:value="9">
            <text:p>9</text:p>
          </table:table-cell>
          <table:table-cell table:formula="of:=[.H10]-[.H9]" office:value-type="float" office:value="3.59105107697313">
            <text:p>4</text:p>
          </table:table-cell>
          <table:table-cell table:formula="of:=(POWER(LN([.H10]+1); 2) + POWER(LN([.$J$1]);2))/ POWER(LN([.$J$1]);2)"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formula="of:=POWER([.$C$1]; SQRT([.B11]-1))-1" office:value-type="float" office:value="124">
            <text:p>124</text:p>
          </table:table-cell>
          <table:table-cell office:value-type="float" office:value="10">
            <text:p>10</text:p>
          </table:table-cell>
          <table:table-cell table:formula="of:=[.A11]-[.A10]" office:value-type="float" office:value="30.1612721822182">
            <text:p>30</text:p>
          </table:table-cell>
          <table:table-cell table:formula="of:=(POWER(LN([.A11]+1); 2) + POWER(LN(5);2))/ POWER(LN(5);2)" office:value-type="float" office:value="10">
            <text:p>10</text:p>
          </table:table-cell>
          <table:table-cell table:number-columns-repeated="3"/>
          <table:table-cell table:formula="of:=POWER([.$J$1]; SQRT([.I11]-1))-1" office:value-type="float" office:value="23.389">
            <text:p>23</text:p>
          </table:table-cell>
          <table:table-cell office:value-type="float" office:value="10">
            <text:p>10</text:p>
          </table:table-cell>
          <table:table-cell table:formula="of:=[.H11]-[.H10]" office:value-type="float" office:value="4.07202530475862">
            <text:p>4</text:p>
          </table:table-cell>
          <table:table-cell table:formula="of:=(POWER(LN([.H11]+1); 2) + POWER(LN([.$J$1]);2))/ POWER(LN([.$J$1]);2)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formula="of:=POWER([.$C$1]; SQRT([.B12]-1))-1" office:value-type="float" office:value="161.306992261487">
            <text:p>161</text:p>
          </table:table-cell>
          <table:table-cell office:value-type="float" office:value="11">
            <text:p>11</text:p>
          </table:table-cell>
          <table:table-cell table:formula="of:=[.A12]-[.A11]" office:value-type="float" office:value="37.306992261487">
            <text:p>37</text:p>
          </table:table-cell>
          <table:table-cell table:formula="of:=(POWER(LN([.A12]+1); 2) + POWER(LN(5);2))/ POWER(LN(5);2)" office:value-type="float" office:value="11">
            <text:p>11</text:p>
          </table:table-cell>
          <table:table-cell table:number-columns-repeated="3"/>
          <table:table-cell table:formula="of:=POWER([.$J$1]; SQRT([.I12]-1))-1" office:value-type="float" office:value="27.98884144357">
            <text:p>28</text:p>
          </table:table-cell>
          <table:table-cell office:value-type="float" office:value="11">
            <text:p>11</text:p>
          </table:table-cell>
          <table:table-cell table:formula="of:=[.H12]-[.H11]" office:value-type="float" office:value="4.59984144356999">
            <text:p>5</text:p>
          </table:table-cell>
          <table:table-cell table:formula="of:=(POWER(LN([.H12]+1); 2) + POWER(LN([.$J$1]);2))/ POWER(LN([.$J$1]);2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formula="of:=POWER([.$C$1]; SQRT([.B13]-1))-1" office:value-type="float" office:value="207.075642387739">
            <text:p>207</text:p>
          </table:table-cell>
          <table:table-cell office:value-type="float" office:value="12">
            <text:p>12</text:p>
          </table:table-cell>
          <table:table-cell table:formula="of:=[.A13]-[.A12]" office:value-type="float" office:value="45.7686501262523">
            <text:p>46</text:p>
          </table:table-cell>
          <table:table-cell table:formula="of:=(POWER(LN([.A13]+1); 2) + POWER(LN(5);2))/ POWER(LN(5);2)" office:value-type="float" office:value="12">
            <text:p>12</text:p>
          </table:table-cell>
          <table:table-cell table:number-columns-repeated="3"/>
          <table:table-cell table:formula="of:=POWER([.$J$1]; SQRT([.I13]-1))-1" office:value-type="float" office:value="33.1665134280173">
            <text:p>33</text:p>
          </table:table-cell>
          <table:table-cell office:value-type="float" office:value="12">
            <text:p>12</text:p>
          </table:table-cell>
          <table:table-cell table:formula="of:=[.H13]-[.H12]" office:value-type="float" office:value="5.17767198444732">
            <text:p>5</text:p>
          </table:table-cell>
          <table:table-cell table:formula="of:=(POWER(LN([.H13]+1); 2) + POWER(LN([.$J$1]);2))/ POWER(LN([.$J$1]);2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formula="of:=POWER([.$C$1]; SQRT([.B14]-1))-1" office:value-type="float" office:value="262.817208668874">
            <text:p>263</text:p>
          </table:table-cell>
          <table:table-cell office:value-type="float" office:value="13">
            <text:p>13</text:p>
          </table:table-cell>
          <table:table-cell table:formula="of:=[.A14]-[.A13]" office:value-type="float" office:value="55.7415662811346">
            <text:p>56</text:p>
          </table:table-cell>
          <table:table-cell table:formula="of:=(POWER(LN([.A14]+1); 2) + POWER(LN(5);2))/ POWER(LN(5);2)" office:value-type="float" office:value="13">
            <text:p>13</text:p>
          </table:table-cell>
          <table:table-cell table:number-columns-repeated="3"/>
          <table:table-cell table:formula="of:=POWER([.$J$1]; SQRT([.I14]-1))-1" office:value-type="float" office:value="38.975476702717">
            <text:p>39</text:p>
          </table:table-cell>
          <table:table-cell office:value-type="float" office:value="13">
            <text:p>13</text:p>
          </table:table-cell>
          <table:table-cell table:formula="of:=[.H14]-[.H13]" office:value-type="float" office:value="5.80896327469974">
            <text:p>6</text:p>
          </table:table-cell>
          <table:table-cell table:formula="of:=(POWER(LN([.H14]+1); 2) + POWER(LN([.$J$1]);2))/ POWER(LN([.$J$1]);2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formula="of:=POWER([.$C$1]; SQRT([.B15]-1))-1" office:value-type="float" office:value="330.262435575864">
            <text:p>330</text:p>
          </table:table-cell>
          <table:table-cell office:value-type="float" office:value="14">
            <text:p>14</text:p>
          </table:table-cell>
          <table:table-cell table:formula="of:=[.A15]-[.A14]" office:value-type="float" office:value="67.4452269069899">
            <text:p>67</text:p>
          </table:table-cell>
          <table:table-cell table:formula="of:=(POWER(LN([.A15]+1); 2) + POWER(LN(5);2))/ POWER(LN(5);2)" office:value-type="float" office:value="14">
            <text:p>14</text:p>
          </table:table-cell>
          <table:table-cell table:number-columns-repeated="3"/>
          <table:table-cell table:formula="of:=POWER([.$J$1]; SQRT([.I15]-1))-1" office:value-type="float" office:value="45.472891112537">
            <text:p>45</text:p>
          </table:table-cell>
          <table:table-cell office:value-type="float" office:value="14">
            <text:p>14</text:p>
          </table:table-cell>
          <table:table-cell table:formula="of:=[.H15]-[.H14]" office:value-type="float" office:value="6.49741440982">
            <text:p>6</text:p>
          </table:table-cell>
          <table:table-cell table:formula="of:=(POWER(LN([.H15]+1); 2) + POWER(LN([.$J$1]);2))/ POWER(LN([.$J$1]);2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formula="of:=POWER([.$C$1]; SQRT([.B16]-1))-1" office:value-type="float" office:value="411.38824737381">
            <text:p>411</text:p>
          </table:table-cell>
          <table:table-cell office:value-type="float" office:value="15">
            <text:p>15</text:p>
          </table:table-cell>
          <table:table-cell table:formula="of:=[.A16]-[.A15]" office:value-type="float" office:value="81.1258117979463">
            <text:p>81</text:p>
          </table:table-cell>
          <table:table-cell table:formula="of:=(POWER(LN([.A16]+1); 2) + POWER(LN(5);2))/ POWER(LN(5);2)" office:value-type="float" office:value="15">
            <text:p>15</text:p>
          </table:table-cell>
          <table:table-cell table:number-columns-repeated="3"/>
          <table:table-cell table:formula="of:=POWER([.$J$1]; SQRT([.I16]-1))-1" office:value-type="float" office:value="52.7198615202366">
            <text:p>53</text:p>
          </table:table-cell>
          <table:table-cell office:value-type="float" office:value="15">
            <text:p>15</text:p>
          </table:table-cell>
          <table:table-cell table:formula="of:=[.H16]-[.H15]" office:value-type="float" office:value="7.24697040769951">
            <text:p>7</text:p>
          </table:table-cell>
          <table:table-cell table:formula="of:=(POWER(LN([.H16]+1); 2) + POWER(LN([.$J$1]);2))/ POWER(LN([.$J$1]);2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formula="of:=POWER([.$C$1]; SQRT([.B17]-1))-1" office:value-type="float" office:value="508.447207809918">
            <text:p>508</text:p>
          </table:table-cell>
          <table:table-cell office:value-type="float" office:value="16">
            <text:p>16</text:p>
          </table:table-cell>
          <table:table-cell table:formula="of:=[.A17]-[.A16]" office:value-type="float" office:value="97.0589604361081">
            <text:p>97</text:p>
          </table:table-cell>
          <table:table-cell table:formula="of:=(POWER(LN([.A17]+1); 2) + POWER(LN(5);2))/ POWER(LN(5);2)" office:value-type="float" office:value="16">
            <text:p>16</text:p>
          </table:table-cell>
          <table:table-cell table:number-columns-repeated="3"/>
          <table:table-cell table:formula="of:=POWER([.$J$1]; SQRT([.I17]-1))-1" office:value-type="float" office:value="60.7816844799606">
            <text:p>61</text:p>
          </table:table-cell>
          <table:table-cell office:value-type="float" office:value="16">
            <text:p>16</text:p>
          </table:table-cell>
          <table:table-cell table:formula="of:=[.H17]-[.H16]" office:value-type="float" office:value="8.06182295972408">
            <text:p>8</text:p>
          </table:table-cell>
          <table:table-cell table:formula="of:=(POWER(LN([.H17]+1); 2) + POWER(LN([.$J$1]);2))/ POWER(LN([.$J$1]);2)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formula="of:=POWER([.$C$1]; SQRT([.B18]-1))-1" office:value-type="float" office:value="624">
            <text:p>624</text:p>
          </table:table-cell>
          <table:table-cell office:value-type="float" office:value="17">
            <text:p>17</text:p>
          </table:table-cell>
          <table:table-cell table:formula="of:=[.A18]-[.A17]" office:value-type="float" office:value="115.552792190082">
            <text:p>116</text:p>
          </table:table-cell>
          <table:table-cell table:formula="of:=(POWER(LN([.A18]+1); 2) + POWER(LN(5);2))/ POWER(LN(5);2)" office:value-type="float" office:value="17">
            <text:p>17</text:p>
          </table:table-cell>
          <table:table-cell table:number-columns-repeated="3"/>
          <table:table-cell table:formula="of:=POWER([.$J$1]; SQRT([.I18]-1))-1" office:value-type="float" office:value="69.7281">
            <text:p>70</text:p>
          </table:table-cell>
          <table:table-cell office:value-type="float" office:value="17">
            <text:p>17</text:p>
          </table:table-cell>
          <table:table-cell table:formula="of:=[.H18]-[.H17]" office:value-type="float" office:value="8.94641552003937">
            <text:p>9</text:p>
          </table:table-cell>
          <table:table-cell table:formula="of:=(POWER(LN([.H18]+1); 2) + POWER(LN([.$J$1]);2))/ POWER(LN([.$J$1]);2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formula="of:=POWER([.$C$1]; SQRT([.B19]-1))-1" office:value-type="float" office:value="760.951199389116">
            <text:p>761</text:p>
          </table:table-cell>
          <table:table-cell office:value-type="float" office:value="18">
            <text:p>18</text:p>
          </table:table-cell>
          <table:table-cell table:formula="of:=[.A19]-[.A18]" office:value-type="float" office:value="136.951199389116">
            <text:p>137</text:p>
          </table:table-cell>
          <table:table-cell table:formula="of:=(POWER(LN([.A19]+1); 2) + POWER(LN(5);2))/ POWER(LN(5);2)" office:value-type="float" office:value="18">
            <text:p>18</text:p>
          </table:table-cell>
          <table:table-cell table:number-columns-repeated="3"/>
          <table:table-cell table:formula="of:=POWER([.$J$1]; SQRT([.I19]-1))-1" office:value-type="float" office:value="79.6335510759722">
            <text:p>80</text:p>
          </table:table-cell>
          <table:table-cell office:value-type="float" office:value="18">
            <text:p>18</text:p>
          </table:table-cell>
          <table:table-cell table:formula="of:=[.H19]-[.H18]" office:value-type="float" office:value="9.90545107597217">
            <text:p>10</text:p>
          </table:table-cell>
          <table:table-cell table:formula="of:=(POWER(LN([.H19]+1); 2) + POWER(LN([.$J$1]);2))/ POWER(LN([.$J$1]);2)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formula="of:=POWER([.$C$1]; SQRT([.B20]-1))-1" office:value-type="float" office:value="922.588633513987">
            <text:p>923</text:p>
          </table:table-cell>
          <table:table-cell office:value-type="float" office:value="19">
            <text:p>19</text:p>
          </table:table-cell>
          <table:table-cell table:formula="of:=[.A20]-[.A19]" office:value-type="float" office:value="161.637434124871">
            <text:p>162</text:p>
          </table:table-cell>
          <table:table-cell table:formula="of:=(POWER(LN([.A20]+1); 2) + POWER(LN(5);2))/ POWER(LN(5);2)" office:value-type="float" office:value="19">
            <text:p>19</text:p>
          </table:table-cell>
          <table:table-cell table:number-columns-repeated="3"/>
          <table:table-cell table:formula="of:=POWER([.$J$1]; SQRT([.I20]-1))-1" office:value-type="float" office:value="90.5774527879003">
            <text:p>91</text:p>
          </table:table-cell>
          <table:table-cell office:value-type="float" office:value="19">
            <text:p>19</text:p>
          </table:table-cell>
          <table:table-cell table:formula="of:=[.H20]-[.H19]" office:value-type="float" office:value="10.9439017119281">
            <text:p>11</text:p>
          </table:table-cell>
          <table:table-cell table:formula="of:=(POWER(LN([.H20]+1); 2) + POWER(LN([.$J$1]);2))/ POWER(LN([.$J$1]);2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formula="of:=POWER([.$C$1]; SQRT([.B21]-1))-1" office:value-type="float" office:value="1112.6266450063">
            <text:p>1113</text:p>
          </table:table-cell>
          <table:table-cell office:value-type="float" office:value="20">
            <text:p>20</text:p>
          </table:table-cell>
          <table:table-cell table:formula="of:=[.A21]-[.A20]" office:value-type="float" office:value="190.038011492317">
            <text:p>190</text:p>
          </table:table-cell>
          <table:table-cell table:formula="of:=(POWER(LN([.A21]+1); 2) + POWER(LN(5);2))/ POWER(LN(5);2)" office:value-type="float" office:value="20">
            <text:p>20</text:p>
          </table:table-cell>
          <table:table-cell table:number-columns-repeated="3"/>
          <table:table-cell table:formula="of:=POWER([.$J$1]; SQRT([.I21]-1))-1" office:value-type="float" office:value="102.64447226186">
            <text:p>103</text:p>
          </table:table-cell>
          <table:table-cell office:value-type="float" office:value="20">
            <text:p>20</text:p>
          </table:table-cell>
          <table:table-cell table:formula="of:=[.H21]-[.H20]" office:value-type="float" office:value="12.0670194739601">
            <text:p>12</text:p>
          </table:table-cell>
          <table:table-cell table:formula="of:=(POWER(LN([.H21]+1); 2) + POWER(LN([.$J$1]);2))/ POWER(LN([.$J$1]);2)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formula="of:=POWER([.$C$1]; SQRT([.B22]-1))-1" office:value-type="float" office:value="1335.253598789">
            <text:p>1335</text:p>
          </table:table-cell>
          <table:table-cell office:value-type="float" office:value="21">
            <text:p>21</text:p>
          </table:table-cell>
          <table:table-cell table:formula="of:=[.A22]-[.A21]" office:value-type="float" office:value="222.6269537827">
            <text:p>223</text:p>
          </table:table-cell>
          <table:table-cell table:formula="of:=(POWER(LN([.A22]+1); 2) + POWER(LN(5);2))/ POWER(LN(5);2)" office:value-type="float" office:value="21">
            <text:p>21</text:p>
          </table:table-cell>
          <table:table-cell table:number-columns-repeated="3"/>
          <table:table-cell table:formula="of:=POWER([.$J$1]; SQRT([.I22]-1))-1" office:value-type="float" office:value="115.924820516286">
            <text:p>116</text:p>
          </table:table-cell>
          <table:table-cell office:value-type="float" office:value="21">
            <text:p>21</text:p>
          </table:table-cell>
          <table:table-cell table:formula="of:=[.H22]-[.H21]" office:value-type="float" office:value="13.2803482544257">
            <text:p>13</text:p>
          </table:table-cell>
          <table:table-cell table:formula="of:=(POWER(LN([.H22]+1); 2) + POWER(LN([.$J$1]);2))/ POWER(LN([.$J$1]);2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formula="of:=POWER([.$C$1]; SQRT([.B23]-1))-1" office:value-type="float" office:value="1595.18400075954">
            <text:p>1595</text:p>
          </table:table-cell>
          <table:table-cell office:value-type="float" office:value="22">
            <text:p>22</text:p>
          </table:table-cell>
          <table:table-cell table:formula="of:=[.A23]-[.A22]" office:value-type="float" office:value="259.930401970531">
            <text:p>260</text:p>
          </table:table-cell>
          <table:table-cell table:formula="of:=(POWER(LN([.A23]+1); 2) + POWER(LN(5);2))/ POWER(LN(5);2)" office:value-type="float" office:value="22">
            <text:p>22</text:p>
          </table:table-cell>
          <table:table-cell table:number-columns-repeated="3"/>
          <table:table-cell table:formula="of:=POWER([.$J$1]; SQRT([.I23]-1))-1" office:value-type="float" office:value="130.514557051183">
            <text:p>131</text:p>
          </table:table-cell>
          <table:table-cell office:value-type="float" office:value="22">
            <text:p>22</text:p>
          </table:table-cell>
          <table:table-cell table:formula="of:=[.H23]-[.H22]" office:value-type="float" office:value="14.5897365348969">
            <text:p>15</text:p>
          </table:table-cell>
          <table:table-cell table:formula="of:=(POWER(LN([.H23]+1); 2) + POWER(LN([.$J$1]);2))/ POWER(LN([.$J$1]);2)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formula="of:=POWER([.$C$1]; SQRT([.B24]-1))-1" office:value-type="float" office:value="1897.71562349607">
            <text:p>1898</text:p>
          </table:table-cell>
          <table:table-cell office:value-type="float" office:value="23">
            <text:p>23</text:p>
          </table:table-cell>
          <table:table-cell table:formula="of:=[.A24]-[.A23]" office:value-type="float" office:value="302.531622736535">
            <text:p>303</text:p>
          </table:table-cell>
          <table:table-cell table:formula="of:=(POWER(LN([.A24]+1); 2) + POWER(LN(5);2))/ POWER(LN(5);2)" office:value-type="float" office:value="23">
            <text:p>23</text:p>
          </table:table-cell>
          <table:table-cell table:number-columns-repeated="3"/>
          <table:table-cell table:formula="of:=POWER([.$J$1]; SQRT([.I24]-1))-1" office:value-type="float" office:value="146.515907945516">
            <text:p>147</text:p>
          </table:table-cell>
          <table:table-cell office:value-type="float" office:value="23">
            <text:p>23</text:p>
          </table:table-cell>
          <table:table-cell table:formula="of:=[.H24]-[.H23]" office:value-type="float" office:value="16.001350894333">
            <text:p>16</text:p>
          </table:table-cell>
          <table:table-cell table:formula="of:=(POWER(LN([.H24]+1); 2) + POWER(LN([.$J$1]);2))/ POWER(LN([.$J$1]);2)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formula="of:=POWER([.$C$1]; SQRT([.B25]-1))-1" office:value-type="float" office:value="2248.79206476095">
            <text:p>2249</text:p>
          </table:table-cell>
          <table:table-cell office:value-type="float" office:value="24">
            <text:p>24</text:p>
          </table:table-cell>
          <table:table-cell table:formula="of:=[.A25]-[.A24]" office:value-type="float" office:value="351.076441264877">
            <text:p>351</text:p>
          </table:table-cell>
          <table:table-cell table:formula="of:=(POWER(LN([.A25]+1); 2) + POWER(LN(5);2))/ POWER(LN(5);2)" office:value-type="float" office:value="24">
            <text:p>24</text:p>
          </table:table-cell>
          <table:table-cell table:number-columns-repeated="3"/>
          <table:table-cell table:formula="of:=POWER([.$J$1]; SQRT([.I25]-1))-1" office:value-type="float" office:value="164.037598176297">
            <text:p>164</text:p>
          </table:table-cell>
          <table:table-cell office:value-type="float" office:value="24">
            <text:p>24</text:p>
          </table:table-cell>
          <table:table-cell table:formula="of:=[.H25]-[.H24]" office:value-type="float" office:value="17.5216902307811">
            <text:p>18</text:p>
          </table:table-cell>
          <table:table-cell table:formula="of:=(POWER(LN([.H25]+1); 2) + POWER(LN([.$J$1]);2))/ POWER(LN([.$J$1]);2)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table:formula="of:=POWER([.$C$1]; SQRT([.B26]-1))-1" office:value-type="float" office:value="2655.07119692285">
            <text:p>2655</text:p>
          </table:table-cell>
          <table:table-cell office:value-type="float" office:value="25">
            <text:p>25</text:p>
          </table:table-cell>
          <table:table-cell table:formula="of:=[.A26]-[.A25]" office:value-type="float" office:value="406.279132161903">
            <text:p>406</text:p>
          </table:table-cell>
          <table:table-cell table:formula="of:=(POWER(LN([.A26]+1); 2) + POWER(LN(5);2))/ POWER(LN(5);2)" office:value-type="float" office:value="25">
            <text:p>25</text:p>
          </table:table-cell>
          <table:table-cell table:number-columns-repeated="3"/>
          <table:table-cell table:formula="of:=POWER([.$J$1]; SQRT([.I26]-1))-1" office:value-type="float" office:value="183.195198846641">
            <text:p>183</text:p>
          </table:table-cell>
          <table:table-cell office:value-type="float" office:value="25">
            <text:p>25</text:p>
          </table:table-cell>
          <table:table-cell table:formula="of:=[.H26]-[.H25]" office:value-type="float" office:value="19.1576006703443">
            <text:p>19</text:p>
          </table:table-cell>
          <table:table-cell table:formula="of:=(POWER(LN([.H26]+1); 2) + POWER(LN([.$J$1]);2))/ POWER(LN([.$J$1]);2)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formula="of:=POWER([.$C$1]; SQRT([.B27]-1))-1" office:value-type="float" office:value="3124">
            <text:p>3124</text:p>
          </table:table-cell>
          <table:table-cell office:value-type="float" office:value="26">
            <text:p>26</text:p>
          </table:table-cell>
          <table:table-cell table:formula="of:=[.A27]-[.A26]" office:value-type="float" office:value="468.92880307715">
            <text:p>469</text:p>
          </table:table-cell>
          <table:table-cell table:formula="of:=(POWER(LN([.A27]+1); 2) + POWER(LN(5);2))/ POWER(LN(5);2)" office:value-type="float" office:value="26">
            <text:p>26</text:p>
          </table:table-cell>
          <table:table-cell table:number-columns-repeated="3"/>
          <table:table-cell table:formula="of:=POWER([.$J$1]; SQRT([.I27]-1))-1" office:value-type="float" office:value="204.11149">
            <text:p>204</text:p>
          </table:table-cell>
          <table:table-cell office:value-type="float" office:value="26">
            <text:p>26</text:p>
          </table:table-cell>
          <table:table-cell table:formula="of:=[.H27]-[.H26]" office:value-type="float" office:value="20.9162911533586">
            <text:p>21</text:p>
          </table:table-cell>
          <table:table-cell table:formula="of:=(POWER(LN([.H27]+1); 2) + POWER(LN([.$J$1]);2))/ POWER(LN([.$J$1]);2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formula="of:=POWER([.$C$1]; SQRT([.B28]-1))-1" office:value-type="float" office:value="3663.89630797651">
            <text:p>3664</text:p>
          </table:table-cell>
          <table:table-cell office:value-type="float" office:value="27">
            <text:p>27</text:p>
          </table:table-cell>
          <table:table-cell table:formula="of:=[.A28]-[.A27]" office:value-type="float" office:value="539.89630797651">
            <text:p>540</text:p>
          </table:table-cell>
          <table:table-cell table:formula="of:=(POWER(LN([.A28]+1); 2) + POWER(LN(5);2))/ POWER(LN(5);2)" office:value-type="float" office:value="27">
            <text:p>27</text:p>
          </table:table-cell>
          <table:table-cell table:number-columns-repeated="3"/>
          <table:table-cell table:formula="of:=POWER([.$J$1]; SQRT([.I28]-1))-1" office:value-type="float" office:value="226.916839698346">
            <text:p>227</text:p>
          </table:table-cell>
          <table:table-cell office:value-type="float" office:value="27">
            <text:p>27</text:p>
          </table:table-cell>
          <table:table-cell table:formula="of:=[.H28]-[.H27]" office:value-type="float" office:value="22.8053496983457">
            <text:p>23</text:p>
          </table:table-cell>
          <table:table-cell table:formula="of:=(POWER(LN([.H28]+1); 2) + POWER(LN([.$J$1]);2))/ POWER(LN([.$J$1]);2)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formula="of:=POWER([.$C$1]; SQRT([.B29]-1))-1" office:value-type="float" office:value="4284.03803750739">
            <text:p>4284</text:p>
          </table:table-cell>
          <table:table-cell office:value-type="float" office:value="28">
            <text:p>28</text:p>
          </table:table-cell>
          <table:table-cell table:formula="of:=[.A29]-[.A28]" office:value-type="float" office:value="620.141729530881">
            <text:p>620</text:p>
          </table:table-cell>
          <table:table-cell table:formula="of:=(POWER(LN([.A29]+1); 2) + POWER(LN(5);2))/ POWER(LN(5);2)" office:value-type="float" office:value="28">
            <text:p>28</text:p>
          </table:table-cell>
          <table:table-cell table:number-columns-repeated="3"/>
          <table:table-cell table:formula="of:=POWER([.$J$1]; SQRT([.I29]-1))-1" office:value-type="float" office:value="251.749600049826">
            <text:p>252</text:p>
          </table:table-cell>
          <table:table-cell office:value-type="float" office:value="28">
            <text:p>28</text:p>
          </table:table-cell>
          <table:table-cell table:formula="of:=[.H29]-[.H28]" office:value-type="float" office:value="24.8327603514802">
            <text:p>25</text:p>
          </table:table-cell>
          <table:table-cell table:formula="of:=(POWER(LN([.H29]+1); 2) + POWER(LN([.$J$1]);2))/ POWER(LN([.$J$1]);2)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formula="of:=POWER([.$C$1]; SQRT([.B30]-1))-1" office:value-type="float" office:value="4994.76051025854">
            <text:p>4995</text:p>
          </table:table-cell>
          <table:table-cell office:value-type="float" office:value="29">
            <text:p>29</text:p>
          </table:table-cell>
          <table:table-cell table:formula="of:=[.A30]-[.A29]" office:value-type="float" office:value="710.722472751152">
            <text:p>711</text:p>
          </table:table-cell>
          <table:table-cell table:formula="of:=(POWER(LN([.A30]+1); 2) + POWER(LN(5);2))/ POWER(LN(5);2)" office:value-type="float" office:value="29">
            <text:p>29</text:p>
          </table:table-cell>
          <table:table-cell table:number-columns-repeated="3"/>
          <table:table-cell table:formula="of:=POWER([.$J$1]; SQRT([.I30]-1))-1" office:value-type="float" office:value="278.756520884144">
            <text:p>279</text:p>
          </table:table-cell>
          <table:table-cell office:value-type="float" office:value="29">
            <text:p>29</text:p>
          </table:table-cell>
          <table:table-cell table:formula="of:=[.H30]-[.H29]" office:value-type="float" office:value="27.0069208343178">
            <text:p>27</text:p>
          </table:table-cell>
          <table:table-cell table:formula="of:=(POWER(LN([.H30]+1); 2) + POWER(LN([.$J$1]);2))/ POWER(LN([.$J$1]);2)" office:value-type="float" office:value="29">
            <text:p>29</text:p>
          </table:table-cell>
          <table:table-cell table:number-columns-repeated="1013"/>
        </table:table-row>
        <table:table-row table:style-name="ro1">
          <table:table-cell table:formula="of:=POWER([.$C$1]; SQRT([.B31]-1))-1" office:value-type="float" office:value="5807.56252509028">
            <text:p>5808</text:p>
          </table:table-cell>
          <table:table-cell office:value-type="float" office:value="30">
            <text:p>30</text:p>
          </table:table-cell>
          <table:table-cell table:formula="of:=[.A31]-[.A30]" office:value-type="float" office:value="812.802014831735">
            <text:p>813</text:p>
          </table:table-cell>
          <table:table-cell table:formula="of:=(POWER(LN([.A31]+1); 2) + POWER(LN(5);2))/ POWER(LN(5);2)" office:value-type="float" office:value="30">
            <text:p>30</text:p>
          </table:table-cell>
          <table:table-cell table:number-columns-repeated="3"/>
          <table:table-cell table:formula="of:=POWER([.$J$1]; SQRT([.I31]-1))-1" office:value-type="float" office:value="308.093181790314">
            <text:p>308</text:p>
          </table:table-cell>
          <table:table-cell office:value-type="float" office:value="30">
            <text:p>30</text:p>
          </table:table-cell>
          <table:table-cell table:formula="of:=[.H31]-[.H30]" office:value-type="float" office:value="29.3366609061702">
            <text:p>29</text:p>
          </table:table-cell>
          <table:table-cell table:formula="of:=(POWER(LN([.H31]+1); 2) + POWER(LN([.$J$1]);2))/ POWER(LN([.$J$1]);2)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table:formula="of:=POWER([.$C$1]; SQRT([.B32]-1))-1" office:value-type="float" office:value="6735.22188425871">
            <text:p>6735</text:p>
          </table:table-cell>
          <table:table-cell office:value-type="float" office:value="31">
            <text:p>31</text:p>
          </table:table-cell>
          <table:table-cell table:formula="of:=[.A32]-[.A31]" office:value-type="float" office:value="927.659359168431">
            <text:p>928</text:p>
          </table:table-cell>
          <table:table-cell table:formula="of:=(POWER(LN([.A32]+1); 2) + POWER(LN(5);2))/ POWER(LN(5);2)" office:value-type="float" office:value="31">
            <text:p>31</text:p>
          </table:table-cell>
          <table:table-cell table:number-columns-repeated="3"/>
          <table:table-cell table:formula="of:=POWER([.$J$1]; SQRT([.I32]-1))-1" office:value-type="float" office:value="339.924443250542">
            <text:p>340</text:p>
          </table:table-cell>
          <table:table-cell office:value-type="float" office:value="31">
            <text:p>31</text:p>
          </table:table-cell>
          <table:table-cell table:formula="of:=[.H32]-[.H31]" office:value-type="float" office:value="31.8312614602286">
            <text:p>32</text:p>
          </table:table-cell>
          <table:table-cell table:formula="of:=(POWER(LN([.H32]+1); 2) + POWER(LN([.$J$1]);2))/ POWER(LN([.$J$1]);2)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table:formula="of:=POWER([.$C$1]; SQRT([.B33]-1))-1" office:value-type="float" office:value="7791.92112896239">
            <text:p>7792</text:p>
          </table:table-cell>
          <table:table-cell office:value-type="float" office:value="32">
            <text:p>32</text:p>
          </table:table-cell>
          <table:table-cell table:formula="of:=[.A33]-[.A32]" office:value-type="float" office:value="1056.69924470368">
            <text:p>1057</text:p>
          </table:table-cell>
          <table:table-cell table:formula="of:=(POWER(LN([.A33]+1); 2) + POWER(LN(5);2))/ POWER(LN(5);2)" office:value-type="float" office:value="32">
            <text:p>32</text:p>
          </table:table-cell>
          <table:table-cell table:number-columns-repeated="3"/>
          <table:table-cell table:formula="of:=POWER([.$J$1]; SQRT([.I33]-1))-1" office:value-type="float" office:value="374.424917625226">
            <text:p>374</text:p>
          </table:table-cell>
          <table:table-cell office:value-type="float" office:value="32">
            <text:p>32</text:p>
          </table:table-cell>
          <table:table-cell table:formula="of:=[.H33]-[.H32]" office:value-type="float" office:value="34.5004743746839">
            <text:p>35</text:p>
          </table:table-cell>
          <table:table-cell table:formula="of:=(POWER(LN([.H33]+1); 2) + POWER(LN([.$J$1]);2))/ POWER(LN([.$J$1]);2)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formula="of:=POWER([.$C$1]; SQRT([.B34]-1))-1" office:value-type="float" office:value="8993.3842940953">
            <text:p>8993</text:p>
          </table:table-cell>
          <table:table-cell office:value-type="float" office:value="33">
            <text:p>33</text:p>
          </table:table-cell>
          <table:table-cell table:formula="of:=[.A34]-[.A33]" office:value-type="float" office:value="1201.46316513291">
            <text:p>1201</text:p>
          </table:table-cell>
          <table:table-cell table:formula="of:=(POWER(LN([.A34]+1); 2) + POWER(LN(5);2))/ POWER(LN(5);2)" office:value-type="float" office:value="33">
            <text:p>33</text:p>
          </table:table-cell>
          <table:table-cell table:number-columns-repeated="3"/>
          <table:table-cell table:formula="of:=POWER([.$J$1]; SQRT([.I34]-1))-1" office:value-type="float" office:value="411.779460767079">
            <text:p>412</text:p>
          </table:table-cell>
          <table:table-cell office:value-type="float" office:value="33">
            <text:p>33</text:p>
          </table:table-cell>
          <table:table-cell table:formula="of:=[.H34]-[.H33]" office:value-type="float" office:value="37.3545431418523">
            <text:p>37</text:p>
          </table:table-cell>
          <table:table-cell table:formula="of:=(POWER(LN([.H34]+1); 2) + POWER(LN([.$J$1]);2))/ POWER(LN([.$J$1]);2)" office:value-type="float" office:value="33">
            <text:p>33</text:p>
          </table:table-cell>
          <table:table-cell table:number-columns-repeated="1013"/>
        </table:table-row>
        <table:table-row table:style-name="ro1">
          <table:table-cell table:formula="of:=POWER([.$C$1]; SQRT([.B35]-1))-1" office:value-type="float" office:value="10357.0255501851">
            <text:p>10357</text:p>
          </table:table-cell>
          <table:table-cell office:value-type="float" office:value="34">
            <text:p>34</text:p>
          </table:table-cell>
          <table:table-cell table:formula="of:=[.A35]-[.A34]" office:value-type="float" office:value="1363.64125608979">
            <text:p>1364</text:p>
          </table:table-cell>
          <table:table-cell table:formula="of:=(POWER(LN([.A35]+1); 2) + POWER(LN(5);2))/ POWER(LN(5);2)" office:value-type="float" office:value="34">
            <text:p>34</text:p>
          </table:table-cell>
          <table:table-cell table:number-columns-repeated="3"/>
          <table:table-cell table:formula="of:=POWER([.$J$1]; SQRT([.I35]-1))-1" office:value-type="float" office:value="452.183685066854">
            <text:p>452</text:p>
          </table:table-cell>
          <table:table-cell office:value-type="float" office:value="34">
            <text:p>34</text:p>
          </table:table-cell>
          <table:table-cell table:formula="of:=[.H35]-[.H34]" office:value-type="float" office:value="40.4042242997755">
            <text:p>40</text:p>
          </table:table-cell>
          <table:table-cell table:formula="of:=(POWER(LN([.H35]+1); 2) + POWER(LN([.$J$1]);2))/ POWER(LN([.$J$1]);2)" office:value-type="float" office:value="34">
            <text:p>34</text:p>
          </table:table-cell>
          <table:table-cell table:number-columns-repeated="1013"/>
        </table:table-row>
        <table:table-row table:style-name="ro1">
          <table:table-cell table:formula="of:=POWER([.$C$1]; SQRT([.B36]-1))-1" office:value-type="float" office:value="11902.110662415">
            <text:p>11902</text:p>
          </table:table-cell>
          <table:table-cell office:value-type="float" office:value="35">
            <text:p>35</text:p>
          </table:table-cell>
          <table:table-cell table:formula="of:=[.A36]-[.A35]" office:value-type="float" office:value="1545.08511222992">
            <text:p>1545</text:p>
          </table:table-cell>
          <table:table-cell table:formula="of:=(POWER(LN([.A36]+1); 2) + POWER(LN(5);2))/ POWER(LN(5);2)" office:value-type="float" office:value="35">
            <text:p>35</text:p>
          </table:table-cell>
          <table:table-cell table:number-columns-repeated="3"/>
          <table:table-cell table:formula="of:=POWER([.$J$1]; SQRT([.I36]-1))-1" office:value-type="float" office:value="495.844494758982">
            <text:p>496</text:p>
          </table:table-cell>
          <table:table-cell office:value-type="float" office:value="35">
            <text:p>35</text:p>
          </table:table-cell>
          <table:table-cell table:formula="of:=[.H36]-[.H35]" office:value-type="float" office:value="43.6608096921281">
            <text:p>44</text:p>
          </table:table-cell>
          <table:table-cell table:formula="of:=(POWER(LN([.H36]+1); 2) + POWER(LN([.$J$1]);2))/ POWER(LN([.$J$1]);2)" office:value-type="float" office:value="35">
            <text:p>35</text:p>
          </table:table-cell>
          <table:table-cell table:number-columns-repeated="1013"/>
        </table:table-row>
        <table:table-row table:style-name="ro1">
          <table:table-cell table:formula="of:=POWER([.$C$1]; SQRT([.B37]-1))-1" office:value-type="float" office:value="13649.9322625745">
            <text:p>13650</text:p>
          </table:table-cell>
          <table:table-cell office:value-type="float" office:value="36">
            <text:p>36</text:p>
          </table:table-cell>
          <table:table-cell table:formula="of:=[.A37]-[.A36]" office:value-type="float" office:value="1747.82160015944">
            <text:p>1748</text:p>
          </table:table-cell>
          <table:table-cell table:formula="of:=(POWER(LN([.A37]+1); 2) + POWER(LN(5);2))/ POWER(LN(5);2)" office:value-type="float" office:value="36">
            <text:p>36</text:p>
          </table:table-cell>
          <table:table-cell table:number-columns-repeated="3"/>
          <table:table-cell table:formula="of:=POWER([.$J$1]; SQRT([.I37]-1))-1" office:value-type="float" office:value="542.980644342394">
            <text:p>543</text:p>
          </table:table-cell>
          <table:table-cell office:value-type="float" office:value="36">
            <text:p>36</text:p>
          </table:table-cell>
          <table:table-cell table:formula="of:=[.H37]-[.H36]" office:value-type="float" office:value="47.1361495834115">
            <text:p>47</text:p>
          </table:table-cell>
          <table:table-cell table:formula="of:=(POWER(LN([.H37]+1); 2) + POWER(LN([.$J$1]);2))/ POWER(LN([.$J$1]);2)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table:formula="of:=POWER([.$C$1]; SQRT([.B38]-1))-1" office:value-type="float" office:value="15624">
            <text:p>15624</text:p>
          </table:table-cell>
          <table:table-cell office:value-type="float" office:value="37">
            <text:p>37</text:p>
          </table:table-cell>
          <table:table-cell table:formula="of:=[.A38]-[.A37]" office:value-type="float" office:value="1974.06773742554">
            <text:p>1974</text:p>
          </table:table-cell>
          <table:table-cell table:formula="of:=(POWER(LN([.A38]+1); 2) + POWER(LN(5);2))/ POWER(LN(5);2)" office:value-type="float" office:value="37">
            <text:p>37</text:p>
          </table:table-cell>
          <table:table-cell table:number-columns-repeated="3"/>
          <table:table-cell table:formula="of:=POWER([.$J$1]; SQRT([.I38]-1))-1" office:value-type="float" office:value="593.823321">
            <text:p>594</text:p>
          </table:table-cell>
          <table:table-cell office:value-type="float" office:value="37">
            <text:p>37</text:p>
          </table:table-cell>
          <table:table-cell table:formula="of:=[.H38]-[.H37]" office:value-type="float" office:value="50.8426766576062">
            <text:p>51</text:p>
          </table:table-cell>
          <table:table-cell table:formula="of:=(POWER(LN([.H38]+1); 2) + POWER(LN([.$J$1]);2))/ POWER(LN([.$J$1]);2)" office:value-type="float" office:value="37">
            <text:p>37</text:p>
          </table:table-cell>
          <table:table-cell table:number-columns-repeated="1013"/>
        </table:table-row>
        <table:table-row table:style-name="ro1">
          <table:table-cell table:formula="of:=POWER([.$C$1]; SQRT([.B39]-1))-1" office:value-type="float" office:value="17850.2467123068">
            <text:p>17850</text:p>
          </table:table-cell>
          <table:table-cell office:value-type="float" office:value="38">
            <text:p>38</text:p>
          </table:table-cell>
          <table:table-cell table:formula="of:=[.A39]-[.A38]" office:value-type="float" office:value="2226.24671230684">
            <text:p>2226</text:p>
          </table:table-cell>
          <table:table-cell table:formula="of:=(POWER(LN([.A39]+1); 2) + POWER(LN(5);2))/ POWER(LN(5);2)" office:value-type="float" office:value="38">
            <text:p>38</text:p>
          </table:table-cell>
          <table:table-cell table:number-columns-repeated="3"/>
          <table:table-cell table:formula="of:=POWER([.$J$1]; SQRT([.I39]-1))-1" office:value-type="float" office:value="648.616751929482">
            <text:p>649</text:p>
          </table:table-cell>
          <table:table-cell office:value-type="float" office:value="38">
            <text:p>38</text:p>
          </table:table-cell>
          <table:table-cell table:formula="of:=[.H39]-[.H38]" office:value-type="float" office:value="54.7934309294819">
            <text:p>55</text:p>
          </table:table-cell>
          <table:table-cell table:formula="of:=(POWER(LN([.H39]+1); 2) + POWER(LN([.$J$1]);2))/ POWER(LN([.$J$1]);2)" office:value-type="float" office:value="38">
            <text:p>38</text:p>
          </table:table-cell>
          <table:table-cell table:number-columns-repeated="1013"/>
        </table:table-row>
        <table:table-row table:style-name="ro1">
          <table:table-cell table:formula="of:=POWER([.$C$1]; SQRT([.B40]-1))-1" office:value-type="float" office:value="20357.2518362399">
            <text:p>20357</text:p>
          </table:table-cell>
          <table:table-cell office:value-type="float" office:value="39">
            <text:p>39</text:p>
          </table:table-cell>
          <table:table-cell table:formula="of:=[.A40]-[.A39]" office:value-type="float" office:value="2507.00512393302">
            <text:p>2507</text:p>
          </table:table-cell>
          <table:table-cell table:formula="of:=(POWER(LN([.A40]+1); 2) + POWER(LN(5);2))/ POWER(LN(5);2)" office:value-type="float" office:value="39">
            <text:p>39</text:p>
          </table:table-cell>
          <table:table-cell table:number-columns-repeated="3"/>
          <table:table-cell table:formula="of:=POWER([.$J$1]; SQRT([.I40]-1))-1" office:value-type="float" office:value="707.618837528353">
            <text:p>708</text:p>
          </table:table-cell>
          <table:table-cell office:value-type="float" office:value="39">
            <text:p>39</text:p>
          </table:table-cell>
          <table:table-cell table:formula="of:=[.H40]-[.H39]" office:value-type="float" office:value="59.0020855988711">
            <text:p>59</text:p>
          </table:table-cell>
          <table:table-cell table:formula="of:=(POWER(LN([.H40]+1); 2) + POWER(LN([.$J$1]);2))/ POWER(LN([.$J$1]);2)" office:value-type="float" office:value="39">
            <text:p>39</text:p>
          </table:table-cell>
          <table:table-cell table:number-columns-repeated="1013"/>
        </table:table-row>
        <table:table-row table:style-name="ro1">
          <table:table-cell table:formula="of:=POWER([.$C$1]; SQRT([.B41]-1))-1" office:value-type="float" office:value="23176.4833635746">
            <text:p>23176</text:p>
          </table:table-cell>
          <table:table-cell office:value-type="float" office:value="40">
            <text:p>40</text:p>
          </table:table-cell>
          <table:table-cell table:formula="of:=[.A41]-[.A40]" office:value-type="float" office:value="2819.23152733478">
            <text:p>2819</text:p>
          </table:table-cell>
          <table:table-cell table:formula="of:=(POWER(LN([.A41]+1); 2) + POWER(LN(5);2))/ POWER(LN(5);2)" office:value-type="float" office:value="40">
            <text:p>40</text:p>
          </table:table-cell>
          <table:table-cell table:number-columns-repeated="3"/>
          <table:table-cell table:formula="of:=POWER([.$J$1]; SQRT([.I41]-1))-1" office:value-type="float" office:value="771.101811407581">
            <text:p>771</text:p>
          </table:table-cell>
          <table:table-cell office:value-type="float" office:value="40">
            <text:p>40</text:p>
          </table:table-cell>
          <table:table-cell table:formula="of:=[.H41]-[.H40]" office:value-type="float" office:value="63.4829738792278">
            <text:p>63</text:p>
          </table:table-cell>
          <table:table-cell table:formula="of:=(POWER(LN([.H41]+1); 2) + POWER(LN([.$J$1]);2))/ POWER(LN([.$J$1]);2)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formula="of:=POWER([.$C$1]; SQRT([.B42]-1))-1" office:value-type="float" office:value="26342.5597369704">
            <text:p>26343</text:p>
          </table:table-cell>
          <table:table-cell office:value-type="float" office:value="41">
            <text:p>41</text:p>
          </table:table-cell>
          <table:table-cell table:formula="of:=[.A42]-[.A41]" office:value-type="float" office:value="3166.07637339576">
            <text:p>3166</text:p>
          </table:table-cell>
          <table:table-cell table:formula="of:=(POWER(LN([.A42]+1); 2) + POWER(LN(5);2))/ POWER(LN(5);2)" office:value-type="float" office:value="41">
            <text:p>41</text:p>
          </table:table-cell>
          <table:table-cell table:number-columns-repeated="3"/>
          <table:table-cell table:formula="of:=POWER([.$J$1]; SQRT([.I42]-1))-1" office:value-type="float" office:value="839.352928240441">
            <text:p>839</text:p>
          </table:table-cell>
          <table:table-cell office:value-type="float" office:value="41">
            <text:p>41</text:p>
          </table:table-cell>
          <table:table-cell table:formula="of:=[.H42]-[.H41]" office:value-type="float" office:value="68.2511168328604">
            <text:p>68</text:p>
          </table:table-cell>
          <table:table-cell table:formula="of:=(POWER(LN([.H42]+1); 2) + POWER(LN([.$J$1]);2))/ POWER(LN([.$J$1]);2)" office:value-type="float" office:value="41">
            <text:p>41</text:p>
          </table:table-cell>
          <table:table-cell table:number-columns-repeated="1013"/>
        </table:table-row>
        <table:table-row table:style-name="ro1">
          <table:table-cell table:formula="of:=POWER([.$C$1]; SQRT([.B43]-1))-1" office:value-type="float" office:value="29893.5331763325">
            <text:p>29894</text:p>
          </table:table-cell>
          <table:table-cell office:value-type="float" office:value="42">
            <text:p>42</text:p>
          </table:table-cell>
          <table:table-cell table:formula="of:=[.A43]-[.A42]" office:value-type="float" office:value="3550.97343936208">
            <text:p>3551</text:p>
          </table:table-cell>
          <table:table-cell table:formula="of:=(POWER(LN([.A43]+1); 2) + POWER(LN(5);2))/ POWER(LN(5);2)" office:value-type="float" office:value="42">
            <text:p>42</text:p>
          </table:table-cell>
          <table:table-cell table:number-columns-repeated="3"/>
          <table:table-cell table:formula="of:=POWER([.$J$1]; SQRT([.I43]-1))-1" office:value-type="float" office:value="912.675180486719">
            <text:p>913</text:p>
          </table:table-cell>
          <table:table-cell office:value-type="float" office:value="42">
            <text:p>42</text:p>
          </table:table-cell>
          <table:table-cell table:formula="of:=[.H43]-[.H42]" office:value-type="float" office:value="73.3222522462779">
            <text:p>73</text:p>
          </table:table-cell>
          <table:table-cell table:formula="of:=(POWER(LN([.H43]+1); 2) + POWER(LN([.$J$1]);2))/ POWER(LN([.$J$1]);2)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table:formula="of:=POWER([.$C$1]; SQRT([.B44]-1))-1" office:value-type="float" office:value="33871.196027912">
            <text:p>33871</text:p>
          </table:table-cell>
          <table:table-cell office:value-type="float" office:value="43">
            <text:p>43</text:p>
          </table:table-cell>
          <table:table-cell table:formula="of:=[.A44]-[.A43]" office:value-type="float" office:value="3977.66285157954">
            <text:p>3978</text:p>
          </table:table-cell>
          <table:table-cell table:formula="of:=(POWER(LN([.A44]+1); 2) + POWER(LN(5);2))/ POWER(LN(5);2)" office:value-type="float" office:value="43">
            <text:p>43</text:p>
          </table:table-cell>
          <table:table-cell table:number-columns-repeated="3"/>
          <table:table-cell table:formula="of:=POWER([.$J$1]; SQRT([.I44]-1))-1" office:value-type="float" office:value="991.388045066868">
            <text:p>991</text:p>
          </table:table-cell>
          <table:table-cell office:value-type="float" office:value="43">
            <text:p>43</text:p>
          </table:table-cell>
          <table:table-cell table:formula="of:=[.H44]-[.H43]" office:value-type="float" office:value="78.7128645801491">
            <text:p>79</text:p>
          </table:table-cell>
          <table:table-cell table:formula="of:=(POWER(LN([.H44]+1); 2) + POWER(LN([.$J$1]);2))/ POWER(LN([.$J$1]);2)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table:formula="of:=POWER([.$C$1]; SQRT([.B45]-1))-1" office:value-type="float" office:value="38321.411836404">
            <text:p>38321</text:p>
          </table:table-cell>
          <table:table-cell office:value-type="float" office:value="44">
            <text:p>44</text:p>
          </table:table-cell>
          <table:table-cell table:formula="of:=[.A45]-[.A44]" office:value-type="float" office:value="4450.21580849198">
            <text:p>4450</text:p>
          </table:table-cell>
          <table:table-cell table:formula="of:=(POWER(LN([.A45]+1); 2) + POWER(LN(5);2))/ POWER(LN(5);2)" office:value-type="float" office:value="44">
            <text:p>44</text:p>
          </table:table-cell>
          <table:table-cell table:number-columns-repeated="3"/>
          <table:table-cell table:formula="of:=POWER([.$J$1]; SQRT([.I45]-1))-1" office:value-type="float" office:value="1075.82826109632">
            <text:p>1076</text:p>
          </table:table-cell>
          <table:table-cell office:value-type="float" office:value="44">
            <text:p>44</text:p>
          </table:table-cell>
          <table:table-cell table:formula="of:=[.H45]-[.H44]" office:value-type="float" office:value="84.4402160294567">
            <text:p>84</text:p>
          </table:table-cell>
          <table:table-cell table:formula="of:=(POWER(LN([.H45]+1); 2) + POWER(LN([.$J$1]);2))/ POWER(LN([.$J$1]);2)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table:formula="of:=POWER([.$C$1]; SQRT([.B46]-1))-1" office:value-type="float" office:value="43294.4729550704">
            <text:p>43294</text:p>
          </table:table-cell>
          <table:table-cell office:value-type="float" office:value="45">
            <text:p>45</text:p>
          </table:table-cell>
          <table:table-cell table:formula="of:=[.A46]-[.A45]" office:value-type="float" office:value="4973.06111866636">
            <text:p>4973</text:p>
          </table:table-cell>
          <table:table-cell table:formula="of:=(POWER(LN([.A46]+1); 2) + POWER(LN(5);2))/ POWER(LN(5);2)" office:value-type="float" office:value="45">
            <text:p>45</text:p>
          </table:table-cell>
          <table:table-cell table:number-columns-repeated="3"/>
          <table:table-cell table:formula="of:=POWER([.$J$1]; SQRT([.I46]-1))-1" office:value-type="float" office:value="1166.35063982689">
            <text:p>1166</text:p>
          </table:table-cell>
          <table:table-cell office:value-type="float" office:value="45">
            <text:p>45</text:p>
          </table:table-cell>
          <table:table-cell table:formula="of:=[.H46]-[.H45]" office:value-type="float" office:value="90.5223787305627">
            <text:p>91</text:p>
          </table:table-cell>
          <table:table-cell table:formula="of:=(POWER(LN([.H46]+1); 2) + POWER(LN([.$J$1]);2))/ POWER(LN([.$J$1]);2)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table:formula="of:=POWER([.$C$1]; SQRT([.B47]-1))-1" office:value-type="float" office:value="48845.4866307955">
            <text:p>48845</text:p>
          </table:table-cell>
          <table:table-cell office:value-type="float" office:value="46">
            <text:p>46</text:p>
          </table:table-cell>
          <table:table-cell table:formula="of:=[.A47]-[.A46]" office:value-type="float" office:value="5551.01367572515">
            <text:p>5551</text:p>
          </table:table-cell>
          <table:table-cell table:formula="of:=(POWER(LN([.A47]+1); 2) + POWER(LN(5);2))/ POWER(LN(5);2)" office:value-type="float" office:value="46">
            <text:p>46</text:p>
          </table:table-cell>
          <table:table-cell table:number-columns-repeated="3"/>
          <table:table-cell table:formula="of:=POWER([.$J$1]; SQRT([.I47]-1))-1" office:value-type="float" office:value="1263.32890797986">
            <text:p>1263</text:p>
          </table:table-cell>
          <table:table-cell office:value-type="float" office:value="46">
            <text:p>46</text:p>
          </table:table-cell>
          <table:table-cell table:formula="of:=[.H47]-[.H46]" office:value-type="float" office:value="96.9782681529687">
            <text:p>97</text:p>
          </table:table-cell>
          <table:table-cell table:formula="of:=(POWER(LN([.H47]+1); 2) + POWER(LN([.$J$1]);2))/ POWER(LN([.$J$1]);2)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formula="of:=POWER([.$C$1]; SQRT([.B48]-1))-1" office:value-type="float" office:value="55034.7916303908">
            <text:p>55035</text:p>
          </table:table-cell>
          <table:table-cell office:value-type="float" office:value="47">
            <text:p>47</text:p>
          </table:table-cell>
          <table:table-cell table:formula="of:=[.A48]-[.A47]" office:value-type="float" office:value="6189.30499959527">
            <text:p>6189</text:p>
          </table:table-cell>
          <table:table-cell table:formula="of:=(POWER(LN([.A48]+1); 2) + POWER(LN(5);2))/ POWER(LN(5);2)" office:value-type="float" office:value="47">
            <text:p>47</text:p>
          </table:table-cell>
          <table:table-cell table:number-columns-repeated="3"/>
          <table:table-cell table:formula="of:=POWER([.$J$1]; SQRT([.I48]-1))-1" office:value-type="float" office:value="1367.15658569463">
            <text:p>1367</text:p>
          </table:table-cell>
          <table:table-cell office:value-type="float" office:value="47">
            <text:p>47</text:p>
          </table:table-cell>
          <table:table-cell table:formula="of:=[.H48]-[.H47]" office:value-type="float" office:value="103.827677714773">
            <text:p>104</text:p>
          </table:table-cell>
          <table:table-cell table:formula="of:=(POWER(LN([.H48]+1); 2) + POWER(LN([.$J$1]);2))/ POWER(LN([.$J$1]);2)" office:value-type="float" office:value="47">
            <text:p>47</text:p>
          </table:table-cell>
          <table:table-cell table:number-columns-repeated="1013"/>
        </table:table-row>
        <table:table-row table:style-name="ro1">
          <table:table-cell table:formula="of:=POWER([.$C$1]; SQRT([.B49]-1))-1" office:value-type="float" office:value="61928.4076118261">
            <text:p>61928</text:p>
          </table:table-cell>
          <table:table-cell office:value-type="float" office:value="48">
            <text:p>48</text:p>
          </table:table-cell>
          <table:table-cell table:formula="of:=[.A49]-[.A48]" office:value-type="float" office:value="6893.61598143535">
            <text:p>6894</text:p>
          </table:table-cell>
          <table:table-cell table:formula="of:=(POWER(LN([.A49]+1); 2) + POWER(LN(5);2))/ POWER(LN(5);2)" office:value-type="float" office:value="48">
            <text:p>48</text:p>
          </table:table-cell>
          <table:table-cell table:number-columns-repeated="3"/>
          <table:table-cell table:formula="of:=POWER([.$J$1]; SQRT([.I49]-1))-1" office:value-type="float" office:value="1478.24790035659">
            <text:p>1478</text:p>
          </table:table-cell>
          <table:table-cell office:value-type="float" office:value="48">
            <text:p>48</text:p>
          </table:table-cell>
          <table:table-cell table:formula="of:=[.H49]-[.H48]" office:value-type="float" office:value="111.091314661961">
            <text:p>111</text:p>
          </table:table-cell>
          <table:table-cell table:formula="of:=(POWER(LN([.H49]+1); 2) + POWER(LN([.$J$1]);2))/ POWER(LN([.$J$1]);2)" office:value-type="float" office:value="48">
            <text:p>48</text:p>
          </table:table-cell>
          <table:table-cell table:number-columns-repeated="1013"/>
        </table:table-row>
        <table:table-row table:style-name="ro1">
          <table:table-cell table:formula="of:=POWER([.$C$1]; SQRT([.B50]-1))-1" office:value-type="float" office:value="69598.5195898361">
            <text:p>69599</text:p>
          </table:table-cell>
          <table:table-cell office:value-type="float" office:value="49">
            <text:p>49</text:p>
          </table:table-cell>
          <table:table-cell table:formula="of:=[.A50]-[.A49]" office:value-type="float" office:value="7670.11197800999">
            <text:p>7670</text:p>
          </table:table-cell>
          <table:table-cell table:formula="of:=(POWER(LN([.A50]+1); 2) + POWER(LN(5);2))/ POWER(LN(5);2)" office:value-type="float" office:value="49">
            <text:p>49</text:p>
          </table:table-cell>
          <table:table-cell table:number-columns-repeated="3"/>
          <table:table-cell table:formula="of:=POWER([.$J$1]; SQRT([.I50]-1))-1" office:value-type="float" office:value="1597.03873760947">
            <text:p>1597</text:p>
          </table:table-cell>
          <table:table-cell office:value-type="float" office:value="49">
            <text:p>49</text:p>
          </table:table-cell>
          <table:table-cell table:formula="of:=[.H50]-[.H49]" office:value-type="float" office:value="118.790837252883">
            <text:p>119</text:p>
          </table:table-cell>
          <table:table-cell table:formula="of:=(POWER(LN([.H50]+1); 2) + POWER(LN([.$J$1]);2))/ POWER(LN([.$J$1]);2)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formula="of:=POWER([.$C$1]; SQRT([.B51]-1))-1" office:value-type="float" office:value="78124">
            <text:p>78124</text:p>
          </table:table-cell>
          <table:table-cell office:value-type="float" office:value="50">
            <text:p>50</text:p>
          </table:table-cell>
          <table:table-cell table:formula="of:=[.A51]-[.A50]" office:value-type="float" office:value="8525.48041016389">
            <text:p>8525</text:p>
          </table:table-cell>
          <table:table-cell table:formula="of:=(POWER(LN([.A51]+1); 2) + POWER(LN(5);2))/ POWER(LN(5);2)" office:value-type="float" office:value="50">
            <text:p>50</text:p>
          </table:table-cell>
          <table:table-cell table:number-columns-repeated="3"/>
          <table:table-cell table:formula="of:=POWER([.$J$1]; SQRT([.I51]-1))-1" office:value-type="float" office:value="1723.9876309">
            <text:p>1724</text:p>
          </table:table-cell>
          <table:table-cell office:value-type="float" office:value="50">
            <text:p>50</text:p>
          </table:table-cell>
          <table:table-cell table:formula="of:=[.H51]-[.H50]" office:value-type="float" office:value="126.948893290526">
            <text:p>127</text:p>
          </table:table-cell>
          <table:table-cell table:formula="of:=(POWER(LN([.H51]+1); 2) + POWER(LN([.$J$1]);2))/ POWER(LN([.$J$1]);2)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formula="of:=POWER([.$C$1]; SQRT([.B52]-1))-1" office:value-type="float" office:value="87590.9710294301">
            <text:p>87591</text:p>
          </table:table-cell>
          <table:table-cell office:value-type="float" office:value="51">
            <text:p>51</text:p>
          </table:table-cell>
          <table:table-cell table:formula="of:=[.A52]-[.A51]" office:value-type="float" office:value="9466.9710294301">
            <text:p>9467</text:p>
          </table:table-cell>
          <table:table-cell table:formula="of:=(POWER(LN([.A52]+1); 2) + POWER(LN(5);2))/ POWER(LN(5);2)" office:value-type="float" office:value="51">
            <text:p>51</text:p>
          </table:table-cell>
          <table:table-cell table:number-columns-repeated="3"/>
          <table:table-cell table:formula="of:=POWER([.$J$1]; SQRT([.I52]-1))-1" office:value-type="float" office:value="1859.57679094643">
            <text:p>1860</text:p>
          </table:table-cell>
          <table:table-cell office:value-type="float" office:value="51">
            <text:p>51</text:p>
          </table:table-cell>
          <table:table-cell table:formula="of:=[.H52]-[.H51]" office:value-type="float" office:value="135.589160046434">
            <text:p>136</text:p>
          </table:table-cell>
          <table:table-cell table:formula="of:=(POWER(LN([.H52]+1); 2) + POWER(LN([.$J$1]);2))/ POWER(LN([.$J$1]);2)" office:value-type="float" office:value="51">
            <text:p>51</text:p>
          </table:table-cell>
          <table:table-cell table:number-columns-repeated="1013"/>
        </table:table-row>
        <table:table-row table:style-name="ro1">
          <table:table-cell table:formula="of:=POWER([.$C$1]; SQRT([.B53]-1))-1" office:value-type="float" office:value="98093.4100561499">
            <text:p>98093</text:p>
          </table:table-cell>
          <table:table-cell office:value-type="float" office:value="52">
            <text:p>52</text:p>
          </table:table-cell>
          <table:table-cell table:formula="of:=[.A53]-[.A52]" office:value-type="float" office:value="10502.4390267198">
            <text:p>10502</text:p>
          </table:table-cell>
          <table:table-cell table:formula="of:=(POWER(LN([.A53]+1); 2) + POWER(LN(5);2))/ POWER(LN(5);2)" office:value-type="float" office:value="52">
            <text:p>52</text:p>
          </table:table-cell>
          <table:table-cell table:number-columns-repeated="3"/>
          <table:table-cell table:formula="of:=POWER([.$J$1]; SQRT([.I53]-1))-1" office:value-type="float" office:value="2004.31317656789">
            <text:p>2004</text:p>
          </table:table-cell>
          <table:table-cell office:value-type="float" office:value="52">
            <text:p>52</text:p>
          </table:table-cell>
          <table:table-cell table:formula="of:=[.H53]-[.H52]" office:value-type="float" office:value="144.736385621459">
            <text:p>145</text:p>
          </table:table-cell>
          <table:table-cell table:formula="of:=(POWER(LN([.H53]+1); 2) + POWER(LN([.$J$1]);2))/ POWER(LN([.$J$1]);2)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table:formula="of:=POWER([.$C$1]; SQRT([.B54]-1))-1" office:value-type="float" office:value="109733.801223653">
            <text:p>109734</text:p>
          </table:table-cell>
          <table:table-cell office:value-type="float" office:value="53">
            <text:p>53</text:p>
          </table:table-cell>
          <table:table-cell table:formula="of:=[.A54]-[.A53]" office:value-type="float" office:value="11640.3911675033">
            <text:p>11640</text:p>
          </table:table-cell>
          <table:table-cell table:formula="of:=(POWER(LN([.A54]+1); 2) + POWER(LN(5);2))/ POWER(LN(5);2)" office:value-type="float" office:value="53">
            <text:p>53</text:p>
          </table:table-cell>
          <table:table-cell table:number-columns-repeated="3"/>
          <table:table-cell table:formula="of:=POWER([.$J$1]; SQRT([.I54]-1))-1" office:value-type="float" office:value="2158.72960835772">
            <text:p>2159</text:p>
          </table:table-cell>
          <table:table-cell office:value-type="float" office:value="53">
            <text:p>53</text:p>
          </table:table-cell>
          <table:table-cell table:formula="of:=[.H54]-[.H53]" office:value-type="float" office:value="154.416431789832">
            <text:p>154</text:p>
          </table:table-cell>
          <table:table-cell table:formula="of:=(POWER(LN([.H54]+1); 2) + POWER(LN([.$J$1]);2))/ POWER(LN([.$J$1]);2)" office:value-type="float" office:value="53">
            <text:p>53</text:p>
          </table:table-cell>
          <table:table-cell table:number-columns-repeated="1013"/>
        </table:table-row>
        <table:table-row table:style-name="ro1">
          <table:table-cell table:formula="of:=POWER([.$C$1]; SQRT([.B55]-1))-1" office:value-type="float" office:value="122623.836372598">
            <text:p>122624</text:p>
          </table:table-cell>
          <table:table-cell office:value-type="float" office:value="54">
            <text:p>54</text:p>
          </table:table-cell>
          <table:table-cell table:formula="of:=[.A55]-[.A54]" office:value-type="float" office:value="12890.035148945">
            <text:p>12890</text:p>
          </table:table-cell>
          <table:table-cell table:formula="of:=(POWER(LN([.A55]+1); 2) + POWER(LN(5);2))/ POWER(LN(5);2)" office:value-type="float" office:value="54">
            <text:p>54</text:p>
          </table:table-cell>
          <table:table-cell table:number-columns-repeated="3"/>
          <table:table-cell table:formula="of:=POWER([.$J$1]; SQRT([.I55]-1))-1" office:value-type="float" office:value="2323.38592673217">
            <text:p>2323</text:p>
          </table:table-cell>
          <table:table-cell office:value-type="float" office:value="54">
            <text:p>54</text:p>
          </table:table-cell>
          <table:table-cell table:formula="of:=[.H55]-[.H54]" office:value-type="float" office:value="164.656318374442">
            <text:p>165</text:p>
          </table:table-cell>
          <table:table-cell table:formula="of:=(POWER(LN([.H55]+1); 2) + POWER(LN([.$J$1]);2))/ POWER(LN([.$J$1]);2)" office:value-type="float" office:value="54">
            <text:p>54</text:p>
          </table:table-cell>
          <table:table-cell table:number-columns-repeated="1013"/>
        </table:table-row>
        <table:table-row table:style-name="ro1">
          <table:table-cell table:formula="of:=POWER([.$C$1]; SQRT([.B56]-1))-1" office:value-type="float" office:value="136885.16875871">
            <text:p>136885</text:p>
          </table:table-cell>
          <table:table-cell office:value-type="float" office:value="55">
            <text:p>55</text:p>
          </table:table-cell>
          <table:table-cell table:formula="of:=[.A56]-[.A55]" office:value-type="float" office:value="14261.3323861119">
            <text:p>14261</text:p>
          </table:table-cell>
          <table:table-cell table:formula="of:=(POWER(LN([.A56]+1); 2) + POWER(LN(5);2))/ POWER(LN(5);2)" office:value-type="float" office:value="55">
            <text:p>55</text:p>
          </table:table-cell>
          <table:table-cell table:number-columns-repeated="3"/>
          <table:table-cell table:formula="of:=POWER([.$J$1]; SQRT([.I56]-1))-1" office:value-type="float" office:value="2498.87019593474">
            <text:p>2499</text:p>
          </table:table-cell>
          <table:table-cell office:value-type="float" office:value="55">
            <text:p>55</text:p>
          </table:table-cell>
          <table:table-cell table:formula="of:=[.H56]-[.H55]" office:value-type="float" office:value="175.484269202573">
            <text:p>175</text:p>
          </table:table-cell>
          <table:table-cell table:formula="of:=(POWER(LN([.H56]+1); 2) + POWER(LN([.$J$1]);2))/ POWER(LN([.$J$1]);2)" office:value-type="float" office:value="55">
            <text:p>55</text:p>
          </table:table-cell>
          <table:table-cell table:number-columns-repeated="1013"/>
        </table:table-row>
        <table:table-row table:style-name="ro1">
          <table:table-cell table:formula="of:=POWER([.$C$1]; SQRT([.B57]-1))-1" office:value-type="float" office:value="152650.223205403">
            <text:p>152650</text:p>
          </table:table-cell>
          <table:table-cell office:value-type="float" office:value="56">
            <text:p>56</text:p>
          </table:table-cell>
          <table:table-cell table:formula="of:=[.A57]-[.A56]" office:value-type="float" office:value="15765.0544466923">
            <text:p>15765</text:p>
          </table:table-cell>
          <table:table-cell table:formula="of:=(POWER(LN([.A57]+1); 2) + POWER(LN(5);2))/ POWER(LN(5);2)" office:value-type="float" office:value="56">
            <text:p>56</text:p>
          </table:table-cell>
          <table:table-cell table:number-columns-repeated="3"/>
          <table:table-cell table:formula="of:=POWER([.$J$1]; SQRT([.I57]-1))-1" office:value-type="float" office:value="2685.79995562762">
            <text:p>2686</text:p>
          </table:table-cell>
          <table:table-cell office:value-type="float" office:value="56">
            <text:p>56</text:p>
          </table:table-cell>
          <table:table-cell table:formula="of:=[.H57]-[.H56]" office:value-type="float" office:value="186.929759692881">
            <text:p>187</text:p>
          </table:table-cell>
          <table:table-cell table:formula="of:=(POWER(LN([.H57]+1); 2) + POWER(LN([.$J$1]);2))/ POWER(LN([.$J$1]);2)" office:value-type="float" office:value="56">
            <text:p>56</text:p>
          </table:table-cell>
          <table:table-cell table:number-columns-repeated="1013"/>
        </table:table-row>
        <table:table-row table:style-name="ro1">
          <table:table-cell table:formula="of:=POWER([.$C$1]; SQRT([.B58]-1))-1" office:value-type="float" office:value="170063.066572043">
            <text:p>170063</text:p>
          </table:table-cell>
          <table:table-cell office:value-type="float" office:value="57">
            <text:p>57</text:p>
          </table:table-cell>
          <table:table-cell table:formula="of:=[.A58]-[.A57]" office:value-type="float" office:value="17412.8433666402">
            <text:p>17413</text:p>
          </table:table-cell>
          <table:table-cell table:formula="of:=(POWER(LN([.A58]+1); 2) + POWER(LN(5);2))/ POWER(LN(5);2)" office:value-type="float" office:value="57">
            <text:p>57</text:p>
          </table:table-cell>
          <table:table-cell table:number-columns-repeated="3"/>
          <table:table-cell table:formula="of:=POWER([.$J$1]; SQRT([.I58]-1))-1" office:value-type="float" office:value="2884.82352175339">
            <text:p>2885</text:p>
          </table:table-cell>
          <table:table-cell office:value-type="float" office:value="57">
            <text:p>57</text:p>
          </table:table-cell>
          <table:table-cell table:formula="of:=[.H58]-[.H57]" office:value-type="float" office:value="199.02356612577">
            <text:p>199</text:p>
          </table:table-cell>
          <table:table-cell table:formula="of:=(POWER(LN([.H58]+1); 2) + POWER(LN([.$J$1]);2))/ POWER(LN([.$J$1]);2)" office:value-type="float" office:value="57">
            <text:p>57</text:p>
          </table:table-cell>
          <table:table-cell table:number-columns-repeated="1013"/>
        </table:table-row>
        <table:table-row table:style-name="ro1">
          <table:table-cell table:formula="of:=POWER([.$C$1]; SQRT([.B59]-1))-1" office:value-type="float" office:value="189280.342664908">
            <text:p>189280</text:p>
          </table:table-cell>
          <table:table-cell office:value-type="float" office:value="58">
            <text:p>58</text:p>
          </table:table-cell>
          <table:table-cell table:formula="of:=[.A59]-[.A58]" office:value-type="float" office:value="19217.2760928652">
            <text:p>19217</text:p>
          </table:table-cell>
          <table:table-cell table:formula="of:=(POWER(LN([.A59]+1); 2) + POWER(LN(5);2))/ POWER(LN(5);2)" office:value-type="float" office:value="58">
            <text:p>58</text:p>
          </table:table-cell>
          <table:table-cell table:number-columns-repeated="3"/>
          <table:table-cell table:formula="of:=POWER([.$J$1]; SQRT([.I59]-1))-1" office:value-type="float" office:value="3096.62133840429">
            <text:p>3097</text:p>
          </table:table-cell>
          <table:table-cell office:value-type="float" office:value="58">
            <text:p>58</text:p>
          </table:table-cell>
          <table:table-cell table:formula="of:=[.H59]-[.H58]" office:value-type="float" office:value="211.797816650903">
            <text:p>212</text:p>
          </table:table-cell>
          <table:table-cell table:formula="of:=(POWER(LN([.H59]+1); 2) + POWER(LN([.$J$1]);2))/ POWER(LN([.$J$1]);2)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table:formula="of:=POWER([.$C$1]; SQRT([.B60]-1))-1" office:value-type="float" office:value="210472.27597845">
            <text:p>210472</text:p>
          </table:table-cell>
          <table:table-cell office:value-type="float" office:value="59">
            <text:p>59</text:p>
          </table:table-cell>
          <table:table-cell table:formula="of:=[.A60]-[.A59]" office:value-type="float" office:value="21191.933313542">
            <text:p>21192</text:p>
          </table:table-cell>
          <table:table-cell table:formula="of:=(POWER(LN([.A60]+1); 2) + POWER(LN(5);2))/ POWER(LN(5);2)" office:value-type="float" office:value="59">
            <text:p>59</text:p>
          </table:table-cell>
          <table:table-cell table:number-columns-repeated="3"/>
          <table:table-cell table:formula="of:=POWER([.$J$1]; SQRT([.I60]-1))-1" office:value-type="float" office:value="3321.90738249145">
            <text:p>3322</text:p>
          </table:table-cell>
          <table:table-cell office:value-type="float" office:value="59">
            <text:p>59</text:p>
          </table:table-cell>
          <table:table-cell table:formula="of:=[.H60]-[.H59]" office:value-type="float" office:value="225.286044087152">
            <text:p>225</text:p>
          </table:table-cell>
          <table:table-cell table:formula="of:=(POWER(LN([.H60]+1); 2) + POWER(LN([.$J$1]);2))/ POWER(LN([.$J$1]);2)" office:value-type="float" office:value="59">
            <text:p>59</text:p>
          </table:table-cell>
          <table:table-cell table:number-columns-repeated="1013"/>
        </table:table-row>
        <table:table-row table:style-name="ro1">
          <table:table-cell table:formula="of:=POWER([.$C$1]; SQRT([.B61]-1))-1" office:value-type="float" office:value="233823.7489303">
            <text:p>233824</text:p>
          </table:table-cell>
          <table:table-cell office:value-type="float" office:value="60">
            <text:p>60</text:p>
          </table:table-cell>
          <table:table-cell table:formula="of:=[.A61]-[.A60]" office:value-type="float" office:value="23351.4729518497">
            <text:p>23351</text:p>
          </table:table-cell>
          <table:table-cell table:formula="of:=(POWER(LN([.A61]+1); 2) + POWER(LN(5);2))/ POWER(LN(5);2)" office:value-type="float" office:value="60">
            <text:p>60</text:p>
          </table:table-cell>
          <table:table-cell table:number-columns-repeated="3"/>
          <table:table-cell table:formula="of:=POWER([.$J$1]; SQRT([.I61]-1))-1" office:value-type="float" office:value="3561.43062306333">
            <text:p>3561</text:p>
          </table:table-cell>
          <table:table-cell office:value-type="float" office:value="60">
            <text:p>60</text:p>
          </table:table-cell>
          <table:table-cell table:formula="of:=[.H61]-[.H60]" office:value-type="float" office:value="239.523240571879">
            <text:p>240</text:p>
          </table:table-cell>
          <table:table-cell table:formula="of:=(POWER(LN([.H61]+1); 2) + POWER(LN([.$J$1]);2))/ POWER(LN([.$J$1]);2)"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formula="of:=POWER([.$C$1]; SQRT([.B62]-1))-1" office:value-type="float" office:value="259535.457545322">
            <text:p>259535</text:p>
          </table:table-cell>
          <table:table-cell office:value-type="float" office:value="61">
            <text:p>61</text:p>
          </table:table-cell>
          <table:table-cell table:formula="of:=[.A62]-[.A61]" office:value-type="float" office:value="25711.7086150223">
            <text:p>25712</text:p>
          </table:table-cell>
          <table:table-cell table:formula="of:=(POWER(LN([.A62]+1); 2) + POWER(LN(5);2))/ POWER(LN(5);2)" office:value-type="float" office:value="61">
            <text:p>61</text:p>
          </table:table-cell>
          <table:table-cell table:number-columns-repeated="3"/>
          <table:table-cell table:formula="of:=POWER([.$J$1]; SQRT([.I62]-1))-1" office:value-type="float" office:value="3815.97653718141">
            <text:p>3816</text:p>
          </table:table-cell>
          <table:table-cell office:value-type="float" office:value="61">
            <text:p>61</text:p>
          </table:table-cell>
          <table:table-cell table:formula="of:=[.H62]-[.H61]" office:value-type="float" office:value="254.545914118082">
            <text:p>255</text:p>
          </table:table-cell>
          <table:table-cell table:formula="of:=(POWER(LN([.H62]+1); 2) + POWER(LN([.$J$1]);2))/ POWER(LN([.$J$1]);2)" office:value-type="float" office:value="61">
            <text:p>61</text:p>
          </table:table-cell>
          <table:table-cell table:number-columns-repeated="1013"/>
        </table:table-row>
        <table:table-row table:style-name="ro1">
          <table:table-cell table:formula="of:=POWER([.$C$1]; SQRT([.B63]-1))-1" office:value-type="float" office:value="287825.150852847">
            <text:p>287825</text:p>
          </table:table-cell>
          <table:table-cell office:value-type="float" office:value="62">
            <text:p>62</text:p>
          </table:table-cell>
          <table:table-cell table:formula="of:=[.A63]-[.A62]" office:value-type="float" office:value="28289.6933075255">
            <text:p>28290</text:p>
          </table:table-cell>
          <table:table-cell table:formula="of:=(POWER(LN([.A63]+1); 2) + POWER(LN(5);2))/ POWER(LN(5);2)" office:value-type="float" office:value="62">
            <text:p>62</text:p>
          </table:table-cell>
          <table:table-cell table:number-columns-repeated="3"/>
          <table:table-cell table:formula="of:=POWER([.$J$1]; SQRT([.I63]-1))-1" office:value-type="float" office:value="4086.36868432098">
            <text:p>4086</text:p>
          </table:table-cell>
          <table:table-cell office:value-type="float" office:value="62">
            <text:p>62</text:p>
          </table:table-cell>
          <table:table-cell table:formula="of:=[.H63]-[.H62]" office:value-type="float" office:value="270.392147139573">
            <text:p>270</text:p>
          </table:table-cell>
          <table:table-cell table:formula="of:=(POWER(LN([.H63]+1); 2) + POWER(LN([.$J$1]);2))/ POWER(LN([.$J$1]);2)" office:value-type="float" office:value="62">
            <text:p>62</text:p>
          </table:table-cell>
          <table:table-cell table:number-columns-repeated="1013"/>
        </table:table-row>
        <table:table-row table:style-name="ro1">
          <table:table-cell table:formula="of:=POWER([.$C$1]; SQRT([.B64]-1))-1" office:value-type="float" office:value="318928.959587897">
            <text:p>318929</text:p>
          </table:table-cell>
          <table:table-cell office:value-type="float" office:value="63">
            <text:p>63</text:p>
          </table:table-cell>
          <table:table-cell table:formula="of:=[.A64]-[.A63]" office:value-type="float" office:value="31103.8087350493">
            <text:p>31104</text:p>
          </table:table-cell>
          <table:table-cell table:formula="of:=(POWER(LN([.A64]+1); 2) + POWER(LN(5);2))/ POWER(LN(5);2)" office:value-type="float" office:value="63">
            <text:p>63</text:p>
          </table:table-cell>
          <table:table-cell table:number-columns-repeated="3"/>
          <table:table-cell table:formula="of:=POWER([.$J$1]; SQRT([.I64]-1))-1" office:value-type="float" office:value="4373.47034132729">
            <text:p>4373</text:p>
          </table:table-cell>
          <table:table-cell office:value-type="float" office:value="63">
            <text:p>63</text:p>
          </table:table-cell>
          <table:table-cell table:formula="of:=[.H64]-[.H63]" office:value-type="float" office:value="287.101657006309">
            <text:p>287</text:p>
          </table:table-cell>
          <table:table-cell table:formula="of:=(POWER(LN([.H64]+1); 2) + POWER(LN([.$J$1]);2))/ POWER(LN([.$J$1]);2)" office:value-type="float" office:value="63">
            <text:p>63</text:p>
          </table:table-cell>
          <table:table-cell table:number-columns-repeated="1013"/>
        </table:table-row>
        <table:table-row table:style-name="ro1">
          <table:table-cell table:formula="of:=POWER([.$C$1]; SQRT([.B65]-1))-1" office:value-type="float" office:value="353102.82013268">
            <text:p>353103</text:p>
          </table:table-cell>
          <table:table-cell office:value-type="float" office:value="64">
            <text:p>64</text:p>
          </table:table-cell>
          <table:table-cell table:formula="of:=[.A65]-[.A64]" office:value-type="float" office:value="34173.8605447836">
            <text:p>34174</text:p>
          </table:table-cell>
          <table:table-cell table:formula="of:=(POWER(LN([.A65]+1); 2) + POWER(LN(5);2))/ POWER(LN(5);2)" office:value-type="float" office:value="64">
            <text:p>64</text:p>
          </table:table-cell>
          <table:table-cell table:number-columns-repeated="3"/>
          <table:table-cell table:formula="of:=POWER([.$J$1]; SQRT([.I65]-1))-1" office:value-type="float" office:value="4678.18620002065">
            <text:p>4678</text:p>
          </table:table-cell>
          <table:table-cell office:value-type="float" office:value="64">
            <text:p>64</text:p>
          </table:table-cell>
          <table:table-cell table:formula="of:=[.H65]-[.H64]" office:value-type="float" office:value="304.715858693362">
            <text:p>305</text:p>
          </table:table-cell>
          <table:table-cell table:formula="of:=(POWER(LN([.H65]+1); 2) + POWER(LN([.$J$1]);2))/ POWER(LN([.$J$1]);2)" office:value-type="float" office:value="64">
            <text:p>64</text:p>
          </table:table-cell>
          <table:table-cell table:number-columns-repeated="1013"/>
        </table:table-row>
        <table:table-row table:style-name="ro1">
          <table:table-cell table:formula="of:=POWER([.$C$1]; SQRT([.B66]-1))-1" office:value-type="float" office:value="390624">
            <text:p>390624</text:p>
          </table:table-cell>
          <table:table-cell office:value-type="float" office:value="65">
            <text:p>65</text:p>
          </table:table-cell>
          <table:table-cell table:formula="of:=[.A66]-[.A65]" office:value-type="float" office:value="37521.1798673197">
            <text:p>37521</text:p>
          </table:table-cell>
          <table:table-cell table:formula="of:=(POWER(LN([.A66]+1); 2) + POWER(LN(5);2))/ POWER(LN(5);2)" office:value-type="float" office:value="65">
            <text:p>65</text:p>
          </table:table-cell>
          <table:table-cell table:number-columns-repeated="3"/>
          <table:table-cell table:formula="of:=POWER([.$J$1]; SQRT([.I66]-1))-1" office:value-type="float" office:value="5001.46412961">
            <text:p>5001</text:p>
          </table:table-cell>
          <table:table-cell office:value-type="float" office:value="65">
            <text:p>65</text:p>
          </table:table-cell>
          <table:table-cell table:formula="of:=[.H66]-[.H65]" office:value-type="float" office:value="323.277929589347">
            <text:p>323</text:p>
          </table:table-cell>
          <table:table-cell table:formula="of:=(POWER(LN([.H66]+1); 2) + POWER(LN([.$J$1]);2))/ POWER(LN([.$J$1]);2)" office:value-type="float" office:value="65">
            <text:p>65</text:p>
          </table:table-cell>
          <table:table-cell table:number-columns-repeated="1013"/>
        </table:table-row>
        <table:table-row table:style-name="ro1">
          <table:table-cell table:formula="of:=POWER([.$C$1]; SQRT([.B67]-1))-1" office:value-type="float" office:value="431792.731546358">
            <text:p>431793</text:p>
          </table:table-cell>
          <table:table-cell office:value-type="float" office:value="66">
            <text:p>66</text:p>
          </table:table-cell>
          <table:table-cell table:formula="of:=[.A67]-[.A66]" office:value-type="float" office:value="41168.7315463582">
            <text:p>41169</text:p>
          </table:table-cell>
          <table:table-cell table:formula="of:=(POWER(LN([.A67]+1); 2) + POWER(LN(5);2))/ POWER(LN(5);2)" office:value-type="float" office:value="66">
            <text:p>66</text:p>
          </table:table-cell>
          <table:table-cell table:number-columns-repeated="3"/>
          <table:table-cell table:formula="of:=POWER([.$J$1]; SQRT([.I67]-1))-1" office:value-type="float" office:value="5344.29700614155">
            <text:p>5344</text:p>
          </table:table-cell>
          <table:table-cell office:value-type="float" office:value="66">
            <text:p>66</text:p>
          </table:table-cell>
          <table:table-cell table:formula="of:=[.H67]-[.H66]" office:value-type="float" office:value="342.832876531549">
            <text:p>343</text:p>
          </table:table-cell>
          <table:table-cell table:formula="of:=(POWER(LN([.H67]+1); 2) + POWER(LN([.$J$1]);2))/ POWER(LN([.$J$1]);2)" office:value-type="float" office:value="66">
            <text:p>66</text:p>
          </table:table-cell>
          <table:table-cell table:number-columns-repeated="1013"/>
        </table:table-row>
        <table:table-row table:style-name="ro1">
          <table:table-cell table:formula="of:=POWER([.$C$1]; SQRT([.B68]-1))-1" office:value-type="float" office:value="476933.96101079">
            <text:p>476934</text:p>
          </table:table-cell>
          <table:table-cell office:value-type="float" office:value="67">
            <text:p>67</text:p>
          </table:table-cell>
          <table:table-cell table:formula="of:=[.A68]-[.A67]" office:value-type="float" office:value="45141.2294644321">
            <text:p>45141</text:p>
          </table:table-cell>
          <table:table-cell table:formula="of:=(POWER(LN([.A68]+1); 2) + POWER(LN(5);2))/ POWER(LN(5);2)" office:value-type="float" office:value="67">
            <text:p>67</text:p>
          </table:table-cell>
          <table:table-cell table:number-columns-repeated="3"/>
          <table:table-cell table:formula="of:=POWER([.$J$1]; SQRT([.I68]-1))-1" office:value-type="float" office:value="5707.72461127875">
            <text:p>5708</text:p>
          </table:table-cell>
          <table:table-cell office:value-type="float" office:value="67">
            <text:p>67</text:p>
          </table:table-cell>
          <table:table-cell table:formula="of:=[.H68]-[.H67]" office:value-type="float" office:value="363.427605137203">
            <text:p>363</text:p>
          </table:table-cell>
          <table:table-cell table:formula="of:=(POWER(LN([.H68]+1); 2) + POWER(LN([.$J$1]);2))/ POWER(LN([.$J$1]);2)" office:value-type="float" office:value="67">
            <text:p>67</text:p>
          </table:table-cell>
          <table:table-cell table:number-columns-repeated="1013"/>
        </table:table-row>
        <table:table-row table:style-name="ro1">
          <table:table-cell table:formula="of:=POWER([.$C$1]; SQRT([.B69]-1))-1" office:value-type="float" office:value="526399.220406795">
            <text:p>526399</text:p>
          </table:table-cell>
          <table:table-cell office:value-type="float" office:value="68">
            <text:p>68</text:p>
          </table:table-cell>
          <table:table-cell table:formula="of:=[.A69]-[.A68]" office:value-type="float" office:value="49465.2593960043">
            <text:p>49465</text:p>
          </table:table-cell>
          <table:table-cell table:formula="of:=(POWER(LN([.A69]+1); 2) + POWER(LN(5);2))/ POWER(LN(5);2)" office:value-type="float" office:value="68">
            <text:p>68</text:p>
          </table:table-cell>
          <table:table-cell table:number-columns-repeated="3"/>
          <table:table-cell table:formula="of:=POWER([.$J$1]; SQRT([.I69]-1))-1" office:value-type="float" office:value="6092.83560278091">
            <text:p>6093</text:p>
          </table:table-cell>
          <table:table-cell office:value-type="float" office:value="68">
            <text:p>68</text:p>
          </table:table-cell>
          <table:table-cell table:formula="of:=[.H69]-[.H68]" office:value-type="float" office:value="385.110991502163">
            <text:p>385</text:p>
          </table:table-cell>
          <table:table-cell table:formula="of:=(POWER(LN([.H69]+1); 2) + POWER(LN([.$J$1]);2))/ POWER(LN([.$J$1]);2)" office:value-type="float" office:value="68">
            <text:p>68</text:p>
          </table:table-cell>
          <table:table-cell table:number-columns-repeated="1013"/>
        </table:table-row>
        <table:table-row table:style-name="ro1">
          <table:table-cell table:formula="of:=POWER([.$C$1]; SQRT([.B70]-1))-1" office:value-type="float" office:value="580568.630250512">
            <text:p>580569</text:p>
          </table:table-cell>
          <table:table-cell office:value-type="float" office:value="69">
            <text:p>69</text:p>
          </table:table-cell>
          <table:table-cell table:formula="of:=[.A70]-[.A69]" office:value-type="float" office:value="54169.4098437177">
            <text:p>54169</text:p>
          </table:table-cell>
          <table:table-cell table:formula="of:=(POWER(LN([.A70]+1); 2) + POWER(LN(5);2))/ POWER(LN(5);2)" office:value-type="float" office:value="69">
            <text:p>69</text:p>
          </table:table-cell>
          <table:table-cell table:number-columns-repeated="3"/>
          <table:table-cell table:formula="of:=POWER([.$J$1]; SQRT([.I70]-1))-1" office:value-type="float" office:value="6500.76955912141">
            <text:p>6501</text:p>
          </table:table-cell>
          <table:table-cell office:value-type="float" office:value="69">
            <text:p>69</text:p>
          </table:table-cell>
          <table:table-cell table:formula="of:=[.H70]-[.H69]" office:value-type="float" office:value="407.933956340497">
            <text:p>408</text:p>
          </table:table-cell>
          <table:table-cell table:formula="of:=(POWER(LN([.H70]+1); 2) + POWER(LN([.$J$1]);2))/ POWER(LN([.$J$1]);2)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formula="of:=POWER([.$C$1]; SQRT([.B71]-1))-1" office:value-type="float" office:value="639853.041589718">
            <text:p>639853</text:p>
          </table:table-cell>
          <table:table-cell office:value-type="float" office:value="70">
            <text:p>70</text:p>
          </table:table-cell>
          <table:table-cell table:formula="of:=[.A71]-[.A70]" office:value-type="float" office:value="59284.4113392059">
            <text:p>59284</text:p>
          </table:table-cell>
          <table:table-cell table:formula="of:=(POWER(LN([.A71]+1); 2) + POWER(LN(5);2))/ POWER(LN(5);2)" office:value-type="float" office:value="70">
            <text:p>70</text:p>
          </table:table-cell>
          <table:table-cell table:number-columns-repeated="3"/>
          <table:table-cell table:formula="of:=POWER([.$J$1]; SQRT([.I71]-1))-1" office:value-type="float" office:value="6932.71910076156">
            <text:p>6933</text:p>
          </table:table-cell>
          <table:table-cell office:value-type="float" office:value="70">
            <text:p>70</text:p>
          </table:table-cell>
          <table:table-cell table:formula="of:=[.H71]-[.H70]" office:value-type="float" office:value="431.949541640147">
            <text:p>432</text:p>
          </table:table-cell>
          <table:table-cell table:formula="of:=(POWER(LN([.H71]+1); 2) + POWER(LN([.$J$1]);2))/ POWER(LN([.$J$1]);2)" office:value-type="float" office:value="70">
            <text:p>70</text:p>
          </table:table-cell>
          <table:table-cell table:number-columns-repeated="1013"/>
        </table:table-row>
        <table:table-row table:style-name="ro1">
          <table:table-cell table:formula="of:=POWER([.$C$1]; SQRT([.B72]-1))-1" office:value-type="float" office:value="704696.32630668">
            <text:p>704696</text:p>
          </table:table-cell>
          <table:table-cell office:value-type="float" office:value="71">
            <text:p>71</text:p>
          </table:table-cell>
          <table:table-cell table:formula="of:=[.A72]-[.A71]" office:value-type="float" office:value="64843.2847169613">
            <text:p>64843</text:p>
          </table:table-cell>
          <table:table-cell table:formula="of:=(POWER(LN([.A72]+1); 2) + POWER(LN(5);2))/ POWER(LN(5);2)" office:value-type="float" office:value="71">
            <text:p>71</text:p>
          </table:table-cell>
          <table:table-cell table:number-columns-repeated="3"/>
          <table:table-cell table:formula="of:=POWER([.$J$1]; SQRT([.I72]-1))-1" office:value-type="float" office:value="7389.93209067401">
            <text:p>7390</text:p>
          </table:table-cell>
          <table:table-cell office:value-type="float" office:value="71">
            <text:p>71</text:p>
          </table:table-cell>
          <table:table-cell table:formula="of:=[.H72]-[.H71]" office:value-type="float" office:value="457.212989912453">
            <text:p>457</text:p>
          </table:table-cell>
          <table:table-cell table:formula="of:=(POWER(LN([.H72]+1); 2) + POWER(LN([.$J$1]);2))/ POWER(LN([.$J$1]);2)" office:value-type="float" office:value="71">
            <text:p>71</text:p>
          </table:table-cell>
          <table:table-cell table:number-columns-repeated="1013"/>
        </table:table-row>
        <table:table-row table:style-name="ro1">
          <table:table-cell table:formula="of:=POWER([.$C$1]; SQRT([.B73]-1))-1" office:value-type="float" office:value="775577.825204852">
            <text:p>775578</text:p>
          </table:table-cell>
          <table:table-cell office:value-type="float" office:value="72">
            <text:p>72</text:p>
          </table:table-cell>
          <table:table-cell table:formula="of:=[.A73]-[.A72]" office:value-type="float" office:value="70881.4988981729">
            <text:p>70881</text:p>
          </table:table-cell>
          <table:table-cell table:formula="of:=(POWER(LN([.A73]+1); 2) + POWER(LN(5);2))/ POWER(LN(5);2)" office:value-type="float" office:value="72">
            <text:p>72</text:p>
          </table:table-cell>
          <table:table-cell table:number-columns-repeated="3"/>
          <table:table-cell table:formula="of:=POWER([.$J$1]; SQRT([.I73]-1))-1" office:value-type="float" office:value="7873.71391678918">
            <text:p>7874</text:p>
          </table:table-cell>
          <table:table-cell office:value-type="float" office:value="72">
            <text:p>72</text:p>
          </table:table-cell>
          <table:table-cell table:formula="of:=[.H73]-[.H72]" office:value-type="float" office:value="483.781826115166">
            <text:p>484</text:p>
          </table:table-cell>
          <table:table-cell table:formula="of:=(POWER(LN([.H73]+1); 2) + POWER(LN([.$J$1]);2))/ POWER(LN([.$J$1]);2)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table:formula="of:=POWER([.$C$1]; SQRT([.B74]-1))-1" office:value-type="float" office:value="853014.963956234">
            <text:p>853015</text:p>
          </table:table-cell>
          <table:table-cell office:value-type="float" office:value="73">
            <text:p>73</text:p>
          </table:table-cell>
          <table:table-cell table:formula="of:=[.A74]-[.A73]" office:value-type="float" office:value="77437.1387513814">
            <text:p>77437</text:p>
          </table:table-cell>
          <table:table-cell table:formula="of:=(POWER(LN([.A74]+1); 2) + POWER(LN(5);2))/ POWER(LN(5);2)" office:value-type="float" office:value="73">
            <text:p>73</text:p>
          </table:table-cell>
          <table:table-cell table:number-columns-repeated="3"/>
          <table:table-cell table:formula="of:=POWER([.$J$1]; SQRT([.I74]-1))-1" office:value-type="float" office:value="8385.42985912011">
            <text:p>8385</text:p>
          </table:table-cell>
          <table:table-cell office:value-type="float" office:value="73">
            <text:p>73</text:p>
          </table:table-cell>
          <table:table-cell table:formula="of:=[.H74]-[.H73]" office:value-type="float" office:value="511.715942330929">
            <text:p>512</text:p>
          </table:table-cell>
          <table:table-cell table:formula="of:=(POWER(LN([.H74]+1); 2) + POWER(LN([.$J$1]);2))/ POWER(LN([.$J$1]);2)" office:value-type="float" office:value="73">
            <text:p>73</text:p>
          </table:table-cell>
          <table:table-cell table:number-columns-repeated="1013"/>
        </table:table-row>
        <table:table-row table:style-name="ro1">
          <table:table-cell table:formula="of:=POWER([.$C$1]; SQRT([.B75]-1))-1" office:value-type="float" office:value="937566.047584557">
            <text:p>937566</text:p>
          </table:table-cell>
          <table:table-cell office:value-type="float" office:value="74">
            <text:p>74</text:p>
          </table:table-cell>
          <table:table-cell table:formula="of:=[.A75]-[.A74]" office:value-type="float" office:value="84551.0836283229">
            <text:p>84551</text:p>
          </table:table-cell>
          <table:table-cell table:formula="of:=(POWER(LN([.A75]+1); 2) + POWER(LN(5);2))/ POWER(LN(5);2)" office:value-type="float" office:value="74">
            <text:p>74</text:p>
          </table:table-cell>
          <table:table-cell table:number-columns-repeated="3"/>
          <table:table-cell table:formula="of:=POWER([.$J$1]; SQRT([.I75]-1))-1" office:value-type="float" office:value="8926.50754440571">
            <text:p>8927</text:p>
          </table:table-cell>
          <table:table-cell office:value-type="float" office:value="74">
            <text:p>74</text:p>
          </table:table-cell>
          <table:table-cell table:formula="of:=[.H75]-[.H74]" office:value-type="float" office:value="541.077685285609">
            <text:p>541</text:p>
          </table:table-cell>
          <table:table-cell table:formula="of:=(POWER(LN([.H75]+1); 2) + POWER(LN([.$J$1]);2))/ POWER(LN([.$J$1]);2)" office:value-type="float" office:value="74">
            <text:p>74</text:p>
          </table:table-cell>
          <table:table-cell table:number-columns-repeated="1013"/>
        </table:table-row>
        <table:table-row table:style-name="ro1">
          <table:table-cell table:formula="of:=POWER([.$C$1]; SQRT([.B76]-1))-1" office:value-type="float" office:value="1029833.24479096">
            <text:p>1029833</text:p>
          </table:table-cell>
          <table:table-cell office:value-type="float" office:value="75">
            <text:p>75</text:p>
          </table:table-cell>
          <table:table-cell table:formula="of:=[.A76]-[.A75]" office:value-type="float" office:value="92267.1972064037">
            <text:p>92267</text:p>
          </table:table-cell>
          <table:table-cell table:formula="of:=(POWER(LN([.A76]+1); 2) + POWER(LN(5);2))/ POWER(LN(5);2)" office:value-type="float" office:value="75">
            <text:p>75</text:p>
          </table:table-cell>
          <table:table-cell table:number-columns-repeated="3"/>
          <table:table-cell table:formula="of:=POWER([.$J$1]; SQRT([.I76]-1))-1" office:value-type="float" office:value="9498.43949119857">
            <text:p>9498</text:p>
          </table:table-cell>
          <table:table-cell office:value-type="float" office:value="75">
            <text:p>75</text:p>
          </table:table-cell>
          <table:table-cell table:formula="of:=[.H76]-[.H75]" office:value-type="float" office:value="571.931946792854">
            <text:p>572</text:p>
          </table:table-cell>
          <table:table-cell table:formula="of:=(POWER(LN([.H76]+1); 2) + POWER(LN([.$J$1]);2))/ POWER(LN([.$J$1]);2)" office:value-type="float" office:value="75">
            <text:p>75</text:p>
          </table:table-cell>
          <table:table-cell table:number-columns-repeated="1013"/>
        </table:table-row>
        <table:table-row table:style-name="ro1">
          <table:table-cell table:formula="of:=POWER([.$C$1]; SQRT([.B77]-1))-1" office:value-type="float" office:value="1130465.77409515">
            <text:p>1130466</text:p>
          </table:table-cell>
          <table:table-cell office:value-type="float" office:value="76">
            <text:p>76</text:p>
          </table:table-cell>
          <table:table-cell table:formula="of:=[.A77]-[.A76]" office:value-type="float" office:value="100632.52930419">
            <text:p>100633</text:p>
          </table:table-cell>
          <table:table-cell table:formula="of:=(POWER(LN([.A77]+1); 2) + POWER(LN(5);2))/ POWER(LN(5);2)" office:value-type="float" office:value="76">
            <text:p>76</text:p>
          </table:table-cell>
          <table:table-cell table:number-columns-repeated="3"/>
          <table:table-cell table:formula="of:=POWER([.$J$1]; SQRT([.I77]-1))-1" office:value-type="float" office:value="10102.7857484129">
            <text:p>10103</text:p>
          </table:table-cell>
          <table:table-cell office:value-type="float" office:value="76">
            <text:p>76</text:p>
          </table:table-cell>
          <table:table-cell table:formula="of:=[.H77]-[.H76]" office:value-type="float" office:value="604.346257214304">
            <text:p>604</text:p>
          </table:table-cell>
          <table:table-cell table:formula="of:=(POWER(LN([.H77]+1); 2) + POWER(LN([.$J$1]);2))/ POWER(LN([.$J$1]);2)" office:value-type="float" office:value="76">
            <text:p>76</text:p>
          </table:table-cell>
          <table:table-cell table:number-columns-repeated="1013"/>
        </table:table-row>
        <table:table-row table:style-name="ro1">
          <table:table-cell table:formula="of:=POWER([.$C$1]; SQRT([.B78]-1))-1" office:value-type="float" office:value="1240163.304468">
            <text:p>1240163</text:p>
          </table:table-cell>
          <table:table-cell office:value-type="float" office:value="77">
            <text:p>77</text:p>
          </table:table-cell>
          <table:table-cell table:formula="of:=[.A78]-[.A77]" office:value-type="float" office:value="109697.530372846">
            <text:p>109698</text:p>
          </table:table-cell>
          <table:table-cell table:formula="of:=(POWER(LN([.A78]+1); 2) + POWER(LN(5);2))/ POWER(LN(5);2)" office:value-type="float" office:value="77">
            <text:p>77</text:p>
          </table:table-cell>
          <table:table-cell table:number-columns-repeated="3"/>
          <table:table-cell table:formula="of:=POWER([.$J$1]; SQRT([.I78]-1))-1" office:value-type="float" office:value="10741.1766304396">
            <text:p>10741</text:p>
          </table:table-cell>
          <table:table-cell office:value-type="float" office:value="77">
            <text:p>77</text:p>
          </table:table-cell>
          <table:table-cell table:formula="of:=[.H78]-[.H77]" office:value-type="float" office:value="638.390882026682">
            <text:p>638</text:p>
          </table:table-cell>
          <table:table-cell table:formula="of:=(POWER(LN([.H78]+1); 2) + POWER(LN([.$J$1]);2))/ POWER(LN([.$J$1]);2)" office:value-type="float" office:value="77">
            <text:p>77</text:p>
          </table:table-cell>
          <table:table-cell table:number-columns-repeated="1013"/>
        </table:table-row>
        <table:table-row table:style-name="ro1">
          <table:table-cell table:formula="of:=POWER([.$C$1]; SQRT([.B79]-1))-1" office:value-type="float" office:value="1359679.58387305">
            <text:p>1359680</text:p>
          </table:table-cell>
          <table:table-cell office:value-type="float" office:value="78">
            <text:p>78</text:p>
          </table:table-cell>
          <table:table-cell table:formula="of:=[.A79]-[.A78]" office:value-type="float" office:value="119516.279405055">
            <text:p>119516</text:p>
          </table:table-cell>
          <table:table-cell table:formula="of:=(POWER(LN([.A79]+1); 2) + POWER(LN(5);2))/ POWER(LN(5);2)" office:value-type="float" office:value="78">
            <text:p>78</text:p>
          </table:table-cell>
          <table:table-cell table:number-columns-repeated="3"/>
          <table:table-cell table:formula="of:=POWER([.$J$1]; SQRT([.I79]-1))-1" office:value-type="float" office:value="11415.3155520296">
            <text:p>11415</text:p>
          </table:table-cell>
          <table:table-cell office:value-type="float" office:value="78">
            <text:p>78</text:p>
          </table:table-cell>
          <table:table-cell table:formula="of:=[.H79]-[.H78]" office:value-type="float" office:value="674.138921590034">
            <text:p>674</text:p>
          </table:table-cell>
          <table:table-cell table:formula="of:=(POWER(LN([.H79]+1); 2) + POWER(LN([.$J$1]);2))/ POWER(LN([.$J$1]);2)" office:value-type="float" office:value="78">
            <text:p>78</text:p>
          </table:table-cell>
          <table:table-cell table:number-columns-repeated="1013"/>
        </table:table-row>
        <table:table-row table:style-name="ro1">
          <table:table-cell table:formula="of:=POWER([.$C$1]; SQRT([.B80]-1))-1" office:value-type="float" office:value="1489826.30991648">
            <text:p>1489826</text:p>
          </table:table-cell>
          <table:table-cell office:value-type="float" office:value="79">
            <text:p>79</text:p>
          </table:table-cell>
          <table:table-cell table:formula="of:=[.A80]-[.A79]" office:value-type="float" office:value="130146.726043423">
            <text:p>130147</text:p>
          </table:table-cell>
          <table:table-cell table:formula="of:=(POWER(LN([.A80]+1); 2) + POWER(LN(5);2))/ POWER(LN(5);2)" office:value-type="float" office:value="79">
            <text:p>79</text:p>
          </table:table-cell>
          <table:table-cell table:number-columns-repeated="3"/>
          <table:table-cell table:formula="of:=POWER([.$J$1]; SQRT([.I80]-1))-1" office:value-type="float" office:value="12126.9819662433">
            <text:p>12127</text:p>
          </table:table-cell>
          <table:table-cell office:value-type="float" office:value="79">
            <text:p>79</text:p>
          </table:table-cell>
          <table:table-cell table:formula="of:=[.H80]-[.H79]" office:value-type="float" office:value="711.666414213674">
            <text:p>712</text:p>
          </table:table-cell>
          <table:table-cell table:formula="of:=(POWER(LN([.H80]+1); 2) + POWER(LN([.$J$1]);2))/ POWER(LN([.$J$1]);2)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formula="of:=POWER([.$C$1]; SQRT([.B81]-1))-1" office:value-type="float" office:value="1631477.25762944">
            <text:p>1631477</text:p>
          </table:table-cell>
          <table:table-cell office:value-type="float" office:value="80">
            <text:p>80</text:p>
          </table:table-cell>
          <table:table-cell table:formula="of:=[.A81]-[.A80]" office:value-type="float" office:value="141650.94771297">
            <text:p>141651</text:p>
          </table:table-cell>
          <table:table-cell table:formula="of:=(POWER(LN([.A81]+1); 2) + POWER(LN(5);2))/ POWER(LN(5);2)" office:value-type="float" office:value="80">
            <text:p>80</text:p>
          </table:table-cell>
          <table:table-cell table:number-columns-repeated="3"/>
          <table:table-cell table:formula="of:=POWER([.$J$1]; SQRT([.I81]-1))-1" office:value-type="float" office:value="12878.0344088625">
            <text:p>12878</text:p>
          </table:table-cell>
          <table:table-cell office:value-type="float" office:value="80">
            <text:p>80</text:p>
          </table:table-cell>
          <table:table-cell table:formula="of:=[.H81]-[.H80]" office:value-type="float" office:value="751.052442619237">
            <text:p>751</text:p>
          </table:table-cell>
          <table:table-cell table:formula="of:=(POWER(LN([.H81]+1); 2) + POWER(LN([.$J$1]);2))/ POWER(LN([.$J$1]);2)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formula="of:=POWER([.$C$1]; SQRT([.B82]-1))-1" office:value-type="float" office:value="1785572.68027656">
            <text:p>1785573</text:p>
          </table:table-cell>
          <table:table-cell office:value-type="float" office:value="81">
            <text:p>81</text:p>
          </table:table-cell>
          <table:table-cell table:formula="of:=[.A82]-[.A81]" office:value-type="float" office:value="154095.422647119">
            <text:p>154095</text:p>
          </table:table-cell>
          <table:table-cell table:formula="of:=(POWER(LN([.A82]+1); 2) + POWER(LN(5);2))/ POWER(LN(5);2)" office:value-type="float" office:value="81">
            <text:p>81</text:p>
          </table:table-cell>
          <table:table-cell table:number-columns-repeated="3"/>
          <table:table-cell table:formula="of:=POWER([.$J$1]; SQRT([.I82]-1))-1" office:value-type="float" office:value="13670.4136527657">
            <text:p>13670</text:p>
          </table:table-cell>
          <table:table-cell office:value-type="float" office:value="81">
            <text:p>81</text:p>
          </table:table-cell>
          <table:table-cell table:formula="of:=[.H82]-[.H81]" office:value-type="float" office:value="792.379243903219">
            <text:p>792</text:p>
          </table:table-cell>
          <table:table-cell table:formula="of:=(POWER(LN([.H82]+1); 2) + POWER(LN([.$J$1]);2))/ POWER(LN([.$J$1]);2)" office:value-type="float" office:value="81">
            <text:p>81</text:p>
          </table:table-cell>
          <table:table-cell table:number-columns-repeated="1013"/>
        </table:table-row>
        <table:table-row table:style-name="ro1">
          <table:table-cell table:formula="of:=POWER([.$C$1]; SQRT([.B83]-1))-1" office:value-type="float" office:value="1953124">
            <text:p>1953124</text:p>
          </table:table-cell>
          <table:table-cell office:value-type="float" office:value="82">
            <text:p>82</text:p>
          </table:table-cell>
          <table:table-cell table:formula="of:=[.A83]-[.A82]" office:value-type="float" office:value="167551.319723436">
            <text:p>167551</text:p>
          </table:table-cell>
          <table:table-cell table:formula="of:=(POWER(LN([.A83]+1); 2) + POWER(LN(5);2))/ POWER(LN(5);2)" office:value-type="float" office:value="82">
            <text:p>82</text:p>
          </table:table-cell>
          <table:table-cell table:number-columns-repeated="3"/>
          <table:table-cell table:formula="of:=POWER([.$J$1]; SQRT([.I83]-1))-1" office:value-type="float" office:value="14506.145975869">
            <text:p>14506</text:p>
          </table:table-cell>
          <table:table-cell office:value-type="float" office:value="82">
            <text:p>82</text:p>
          </table:table-cell>
          <table:table-cell table:formula="of:=[.H83]-[.H82]" office:value-type="float" office:value="835.732323103277">
            <text:p>836</text:p>
          </table:table-cell>
          <table:table-cell table:formula="of:=(POWER(LN([.H83]+1); 2) + POWER(LN([.$J$1]);2))/ POWER(LN([.$J$1]);2)" office:value-type="float" office:value="82">
            <text:p>82</text:p>
          </table:table-cell>
          <table:table-cell table:number-columns-repeated="1013"/>
        </table:table-row>
        <table:table-row table:style-name="ro1">
          <table:table-cell table:formula="of:=POWER([.$C$1]; SQRT([.B84]-1))-1" office:value-type="float" office:value="2135218.80607513">
            <text:p>2135219</text:p>
          </table:table-cell>
          <table:table-cell office:value-type="float" office:value="83">
            <text:p>83</text:p>
          </table:table-cell>
          <table:table-cell table:formula="of:=[.A84]-[.A83]" office:value-type="float" office:value="182094.806075128">
            <text:p>182095</text:p>
          </table:table-cell>
          <table:table-cell table:formula="of:=(POWER(LN([.A84]+1); 2) + POWER(LN(5);2))/ POWER(LN(5);2)" office:value-type="float" office:value="83">
            <text:p>83</text:p>
          </table:table-cell>
          <table:table-cell table:number-columns-repeated="3"/>
          <table:table-cell table:formula="of:=POWER([.$J$1]; SQRT([.I84]-1))-1" office:value-type="float" office:value="15387.346546346">
            <text:p>15387</text:p>
          </table:table-cell>
          <table:table-cell office:value-type="float" office:value="83">
            <text:p>83</text:p>
          </table:table-cell>
          <table:table-cell table:formula="of:=[.H84]-[.H83]" office:value-type="float" office:value="881.200570477047">
            <text:p>881</text:p>
          </table:table-cell>
          <table:table-cell table:formula="of:=(POWER(LN([.H84]+1); 2) + POWER(LN([.$J$1]);2))/ POWER(LN([.$J$1]);2)" office:value-type="float" office:value="83">
            <text:p>83</text:p>
          </table:table-cell>
          <table:table-cell table:number-columns-repeated="1013"/>
        </table:table-row>
        <table:table-row table:style-name="ro1">
          <table:table-cell table:formula="of:=POWER([.$C$1]; SQRT([.B85]-1))-1" office:value-type="float" office:value="2333026.17957091">
            <text:p>2333026</text:p>
          </table:table-cell>
          <table:table-cell office:value-type="float" office:value="84">
            <text:p>84</text:p>
          </table:table-cell>
          <table:table-cell table:formula="of:=[.A85]-[.A84]" office:value-type="float" office:value="197807.373495779">
            <text:p>197807</text:p>
          </table:table-cell>
          <table:table-cell table:formula="of:=(POWER(LN([.A85]+1); 2) + POWER(LN(5);2))/ POWER(LN(5);2)" office:value-type="float" office:value="84">
            <text:p>84</text:p>
          </table:table-cell>
          <table:table-cell table:number-columns-repeated="3"/>
          <table:table-cell table:formula="of:=POWER([.$J$1]; SQRT([.I85]-1))-1" office:value-type="float" office:value="16316.2229289493">
            <text:p>16316</text:p>
          </table:table-cell>
          <table:table-cell office:value-type="float" office:value="84">
            <text:p>84</text:p>
          </table:table-cell>
          <table:table-cell table:formula="of:=[.H85]-[.H84]" office:value-type="float" office:value="928.876382603208">
            <text:p>929</text:p>
          </table:table-cell>
          <table:table-cell table:formula="of:=(POWER(LN([.H85]+1); 2) + POWER(LN([.$J$1]);2))/ POWER(LN([.$J$1]);2)" office:value-type="float" office:value="84">
            <text:p>84</text:p>
          </table:table-cell>
          <table:table-cell table:number-columns-repeated="1013"/>
        </table:table-row>
        <table:table-row table:style-name="ro1">
          <table:table-cell table:formula="of:=POWER([.$C$1]; SQRT([.B86]-1))-1" office:value-type="float" office:value="2547802.36428072">
            <text:p>2547802</text:p>
          </table:table-cell>
          <table:table-cell office:value-type="float" office:value="85">
            <text:p>85</text:p>
          </table:table-cell>
          <table:table-cell table:formula="of:=[.A86]-[.A85]" office:value-type="float" office:value="214776.184709809">
            <text:p>214776</text:p>
          </table:table-cell>
          <table:table-cell table:formula="of:=(POWER(LN([.A86]+1); 2) + POWER(LN(5);2))/ POWER(LN(5);2)" office:value-type="float" office:value="85">
            <text:p>85</text:p>
          </table:table-cell>
          <table:table-cell table:number-columns-repeated="3"/>
          <table:table-cell table:formula="of:=POWER([.$J$1]; SQRT([.I86]-1))-1" office:value-type="float" office:value="17295.0787163689">
            <text:p>17295</text:p>
          </table:table-cell>
          <table:table-cell office:value-type="float" office:value="85">
            <text:p>85</text:p>
          </table:table-cell>
          <table:table-cell table:formula="of:=[.H86]-[.H85]" office:value-type="float" office:value="978.855787419618">
            <text:p>979</text:p>
          </table:table-cell>
          <table:table-cell table:formula="of:=(POWER(LN([.H86]+1); 2) + POWER(LN([.$J$1]);2))/ POWER(LN([.$J$1]);2)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table:formula="of:=POWER([.$C$1]; SQRT([.B87]-1))-1" office:value-type="float" office:value="2780896.80491871">
            <text:p>2780897</text:p>
          </table:table-cell>
          <table:table-cell office:value-type="float" office:value="86">
            <text:p>86</text:p>
          </table:table-cell>
          <table:table-cell table:formula="of:=[.A87]-[.A86]" office:value-type="float" office:value="233094.440637991">
            <text:p>233094</text:p>
          </table:table-cell>
          <table:table-cell table:formula="of:=(POWER(LN([.A87]+1); 2) + POWER(LN(5);2))/ POWER(LN(5);2)" office:value-type="float" office:value="86">
            <text:p>86</text:p>
          </table:table-cell>
          <table:table-cell table:number-columns-repeated="3"/>
          <table:table-cell table:formula="of:=POWER([.$J$1]; SQRT([.I87]-1))-1" office:value-type="float" office:value="18326.3172896834">
            <text:p>18326</text:p>
          </table:table-cell>
          <table:table-cell office:value-type="float" office:value="86">
            <text:p>86</text:p>
          </table:table-cell>
          <table:table-cell table:formula="of:=[.H87]-[.H86]" office:value-type="float" office:value="1031.23857331457">
            <text:p>1031</text:p>
          </table:table-cell>
          <table:table-cell table:formula="of:=(POWER(LN([.H87]+1); 2) + POWER(LN([.$J$1]);2))/ POWER(LN([.$J$1]);2)" office:value-type="float" office:value="86">
            <text:p>86</text:p>
          </table:table-cell>
          <table:table-cell table:number-columns-repeated="1013"/>
        </table:table-row>
        <table:table-row table:style-name="ro1">
          <table:table-cell table:formula="of:=POWER([.$C$1]; SQRT([.B88]-1))-1" office:value-type="float" office:value="3033758.5747665">
            <text:p>3033759</text:p>
          </table:table-cell>
          <table:table-cell office:value-type="float" office:value="87">
            <text:p>87</text:p>
          </table:table-cell>
          <table:table-cell table:formula="of:=[.A88]-[.A87]" office:value-type="float" office:value="252861.769847793">
            <text:p>252862</text:p>
          </table:table-cell>
          <table:table-cell table:formula="of:=(POWER(LN([.A88]+1); 2) + POWER(LN(5);2))/ POWER(LN(5);2)" office:value-type="float" office:value="87">
            <text:p>87</text:p>
          </table:table-cell>
          <table:table-cell table:number-columns-repeated="3"/>
          <table:table-cell table:formula="of:=POWER([.$J$1]; SQRT([.I88]-1))-1" office:value-type="float" office:value="19412.4457120753">
            <text:p>19412</text:p>
          </table:table-cell>
          <table:table-cell office:value-type="float" office:value="87">
            <text:p>87</text:p>
          </table:table-cell>
          <table:table-cell table:formula="of:=[.H88]-[.H87]" office:value-type="float" office:value="1086.12842239185">
            <text:p>1086</text:p>
          </table:table-cell>
          <table:table-cell table:formula="of:=(POWER(LN([.H88]+1); 2) + POWER(LN([.$J$1]);2))/ POWER(LN([.$J$1]);2)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formula="of:=POWER([.$C$1]; SQRT([.B89]-1))-1" office:value-type="float" office:value="3307943.21620786">
            <text:p>3307943</text:p>
          </table:table-cell>
          <table:table-cell office:value-type="float" office:value="88">
            <text:p>88</text:p>
          </table:table-cell>
          <table:table-cell table:formula="of:=[.A89]-[.A88]" office:value-type="float" office:value="274184.641441359">
            <text:p>274185</text:p>
          </table:table-cell>
          <table:table-cell table:formula="of:=(POWER(LN([.A89]+1); 2) + POWER(LN(5);2))/ POWER(LN(5);2)" office:value-type="float" office:value="88">
            <text:p>88</text:p>
          </table:table-cell>
          <table:table-cell table:number-columns-repeated="3"/>
          <table:table-cell table:formula="of:=POWER([.$J$1]; SQRT([.I89]-1))-1" office:value-type="float" office:value="20556.0787601081">
            <text:p>20556</text:p>
          </table:table-cell>
          <table:table-cell office:value-type="float" office:value="88">
            <text:p>88</text:p>
          </table:table-cell>
          <table:table-cell table:formula="of:=[.H89]-[.H88]" office:value-type="float" office:value="1143.63304803276">
            <text:p>1144</text:p>
          </table:table-cell>
          <table:table-cell table:formula="of:=(POWER(LN([.H89]+1); 2) + POWER(LN([.$J$1]);2))/ POWER(LN([.$J$1]);2)" office:value-type="float" office:value="88">
            <text:p>88</text:p>
          </table:table-cell>
          <table:table-cell table:number-columns-repeated="1013"/>
        </table:table-row>
        <table:table-row table:style-name="ro1">
          <table:table-cell table:formula="of:=POWER([.$C$1]; SQRT([.B90]-1))-1" office:value-type="float" office:value="3605120.01890807">
            <text:p>3605120</text:p>
          </table:table-cell>
          <table:table-cell office:value-type="float" office:value="89">
            <text:p>89</text:p>
          </table:table-cell>
          <table:table-cell table:formula="of:=[.A90]-[.A89]" office:value-type="float" office:value="297176.802700211">
            <text:p>297177</text:p>
          </table:table-cell>
          <table:table-cell table:formula="of:=(POWER(LN([.A90]+1); 2) + POWER(LN(5);2))/ POWER(LN(5);2)" office:value-type="float" office:value="89">
            <text:p>89</text:p>
          </table:table-cell>
          <table:table-cell table:number-columns-repeated="3"/>
          <table:table-cell table:formula="of:=POWER([.$J$1]; SQRT([.I90]-1))-1" office:value-type="float" office:value="21759.94309699">
            <text:p>21760</text:p>
          </table:table-cell>
          <table:table-cell office:value-type="float" office:value="89">
            <text:p>89</text:p>
          </table:table-cell>
          <table:table-cell table:formula="of:=[.H90]-[.H89]" office:value-type="float" office:value="1203.8643368819">
            <text:p>1204</text:p>
          </table:table-cell>
          <table:table-cell table:formula="of:=(POWER(LN([.H90]+1); 2) + POWER(LN([.$J$1]);2))/ POWER(LN([.$J$1]);2)" office:value-type="float" office:value="89">
            <text:p>89</text:p>
          </table:table-cell>
          <table:table-cell table:number-columns-repeated="1013"/>
        </table:table-row>
        <table:table-row table:style-name="ro1">
          <table:table-cell table:formula="of:=POWER([.$C$1]; SQRT([.B91]-1))-1" office:value-type="float" office:value="3927079.76178349">
            <text:p>3927080</text:p>
          </table:table-cell>
          <table:table-cell office:value-type="float" office:value="90">
            <text:p>90</text:p>
          </table:table-cell>
          <table:table-cell table:formula="of:=[.A91]-[.A90]" office:value-type="float" office:value="321959.742875418">
            <text:p>321960</text:p>
          </table:table-cell>
          <table:table-cell table:formula="of:=(POWER(LN([.A91]+1); 2) + POWER(LN(5);2))/ POWER(LN(5);2)" office:value-type="float" office:value="90">
            <text:p>90</text:p>
          </table:table-cell>
          <table:table-cell table:number-columns-repeated="3"/>
          <table:table-cell table:formula="of:=POWER([.$J$1]; SQRT([.I91]-1))-1" office:value-type="float" office:value="23026.8815923767">
            <text:p>23027</text:p>
          </table:table-cell>
          <table:table-cell office:value-type="float" office:value="90">
            <text:p>90</text:p>
          </table:table-cell>
          <table:table-cell table:formula="of:=[.H91]-[.H90]" office:value-type="float" office:value="1266.93849538678">
            <text:p>1267</text:p>
          </table:table-cell>
          <table:table-cell table:formula="of:=(POWER(LN([.H91]+1); 2) + POWER(LN([.$J$1]);2))/ POWER(LN([.$J$1]);2)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formula="of:=POWER([.$C$1]; SQRT([.B92]-1))-1" office:value-type="float" office:value="4275742.94636847">
            <text:p>4275743</text:p>
          </table:table-cell>
          <table:table-cell office:value-type="float" office:value="91">
            <text:p>91</text:p>
          </table:table-cell>
          <table:table-cell table:formula="of:=[.A92]-[.A91]" office:value-type="float" office:value="348663.184584984">
            <text:p>348663</text:p>
          </table:table-cell>
          <table:table-cell table:formula="of:=(POWER(LN([.A92]+1); 2) + POWER(LN(5);2))/ POWER(LN(5);2)" office:value-type="float" office:value="91">
            <text:p>91</text:p>
          </table:table-cell>
          <table:table-cell table:number-columns-repeated="3"/>
          <table:table-cell table:formula="of:=POWER([.$J$1]; SQRT([.I92]-1))-1" office:value-type="float" office:value="24359.8577934019">
            <text:p>24360</text:p>
          </table:table-cell>
          <table:table-cell office:value-type="float" office:value="91">
            <text:p>91</text:p>
          </table:table-cell>
          <table:table-cell table:formula="of:=[.H92]-[.H91]" office:value-type="float" office:value="1332.97620102515">
            <text:p>1333</text:p>
          </table:table-cell>
          <table:table-cell table:formula="of:=(POWER(LN([.H92]+1); 2) + POWER(LN([.$J$1]);2))/ POWER(LN([.$J$1]);2)" office:value-type="float" office:value="91">
            <text:p>91</text:p>
          </table:table-cell>
          <table:table-cell table:number-columns-repeated="1013"/>
        </table:table-row>
        <table:table-row table:style-name="ro1">
          <table:table-cell table:formula="of:=POWER([.$C$1]; SQRT([.B93]-1))-1" office:value-type="float" office:value="4653168.55072524">
            <text:p>4653169</text:p>
          </table:table-cell>
          <table:table-cell office:value-type="float" office:value="92">
            <text:p>92</text:p>
          </table:table-cell>
          <table:table-cell table:formula="of:=[.A93]-[.A92]" office:value-type="float" office:value="377425.604356769">
            <text:p>377426</text:p>
          </table:table-cell>
          <table:table-cell table:formula="of:=(POWER(LN([.A93]+1); 2) + POWER(LN(5);2))/ POWER(LN(5);2)" office:value-type="float" office:value="92">
            <text:p>92</text:p>
          </table:table-cell>
          <table:table-cell table:number-columns-repeated="3"/>
          <table:table-cell table:formula="of:=POWER([.$J$1]; SQRT([.I93]-1))-1" office:value-type="float" office:value="25761.9605517587">
            <text:p>25762</text:p>
          </table:table-cell>
          <table:table-cell office:value-type="float" office:value="92">
            <text:p>92</text:p>
          </table:table-cell>
          <table:table-cell table:formula="of:=[.H93]-[.H92]" office:value-type="float" office:value="1402.10275835682">
            <text:p>1402</text:p>
          </table:table-cell>
          <table:table-cell table:formula="of:=(POWER(LN([.H93]+1); 2) + POWER(LN([.$J$1]);2))/ POWER(LN([.$J$1]);2)" office:value-type="float" office:value="92">
            <text:p>92</text:p>
          </table:table-cell>
          <table:table-cell table:number-columns-repeated="1013"/>
        </table:table-row>
        <table:table-row table:style-name="ro1">
          <table:table-cell table:formula="of:=POWER([.$C$1]; SQRT([.B94]-1))-1" office:value-type="float" office:value="5061563.33466133">
            <text:p>5061563</text:p>
          </table:table-cell>
          <table:table-cell office:value-type="float" office:value="93">
            <text:p>93</text:p>
          </table:table-cell>
          <table:table-cell table:formula="of:=[.A94]-[.A93]" office:value-type="float" office:value="408394.783936086">
            <text:p>408395</text:p>
          </table:table-cell>
          <table:table-cell table:formula="of:=(POWER(LN([.A94]+1); 2) + POWER(LN(5);2))/ POWER(LN(5);2)" office:value-type="float" office:value="93">
            <text:p>93</text:p>
          </table:table-cell>
          <table:table-cell table:number-columns-repeated="3"/>
          <table:table-cell table:formula="of:=POWER([.$J$1]; SQRT([.I94]-1))-1" office:value-type="float" office:value="27236.4088118009">
            <text:p>27236</text:p>
          </table:table-cell>
          <table:table-cell office:value-type="float" office:value="93">
            <text:p>93</text:p>
          </table:table-cell>
          <table:table-cell table:formula="of:=[.H94]-[.H93]" office:value-type="float" office:value="1474.4482600422">
            <text:p>1474</text:p>
          </table:table-cell>
          <table:table-cell table:formula="of:=(POWER(LN([.H94]+1); 2) + POWER(LN([.$J$1]);2))/ POWER(LN([.$J$1]);2)" office:value-type="float" office:value="93">
            <text:p>93</text:p>
          </table:table-cell>
          <table:table-cell table:number-columns-repeated="1013"/>
        </table:table-row>
        <table:table-row table:style-name="ro1">
          <table:table-cell table:formula="of:=POWER([.$C$1]; SQRT([.B95]-1))-1" office:value-type="float" office:value="5503291.72872212">
            <text:p>5503292</text:p>
          </table:table-cell>
          <table:table-cell office:value-type="float" office:value="94">
            <text:p>94</text:p>
          </table:table-cell>
          <table:table-cell table:formula="of:=[.A95]-[.A94]" office:value-type="float" office:value="441728.394060792">
            <text:p>441728</text:p>
          </table:table-cell>
          <table:table-cell table:formula="of:=(POWER(LN([.A95]+1); 2) + POWER(LN(5);2))/ POWER(LN(5);2)" office:value-type="float" office:value="94">
            <text:p>94</text:p>
          </table:table-cell>
          <table:table-cell table:number-columns-repeated="3"/>
          <table:table-cell table:formula="of:=POWER([.$J$1]; SQRT([.I95]-1))-1" office:value-type="float" office:value="28786.5565647715">
            <text:p>28787</text:p>
          </table:table-cell>
          <table:table-cell office:value-type="float" office:value="94">
            <text:p>94</text:p>
          </table:table-cell>
          <table:table-cell table:formula="of:=[.H95]-[.H94]" office:value-type="float" office:value="1550.14775297062">
            <text:p>1550</text:p>
          </table:table-cell>
          <table:table-cell table:formula="of:=(POWER(LN([.H95]+1); 2) + POWER(LN([.$J$1]);2))/ POWER(LN([.$J$1]);2)" office:value-type="float" office:value="94">
            <text:p>94</text:p>
          </table:table-cell>
          <table:table-cell table:number-columns-repeated="1013"/>
        </table:table-row>
        <table:table-row table:style-name="ro1">
          <table:table-cell table:formula="of:=POWER([.$C$1]; SQRT([.B96]-1))-1" office:value-type="float" office:value="5980886.34121806">
            <text:p>5980886</text:p>
          </table:table-cell>
          <table:table-cell office:value-type="float" office:value="95">
            <text:p>95</text:p>
          </table:table-cell>
          <table:table-cell table:formula="of:=[.A96]-[.A95]" office:value-type="float" office:value="477594.612495937">
            <text:p>477595</text:p>
          </table:table-cell>
          <table:table-cell table:formula="of:=(POWER(LN([.A96]+1); 2) + POWER(LN(5);2))/ POWER(LN(5);2)" office:value-type="float" office:value="95">
            <text:p>95</text:p>
          </table:table-cell>
          <table:table-cell table:number-columns-repeated="3"/>
          <table:table-cell table:formula="of:=POWER([.$J$1]; SQRT([.I96]-1))-1" office:value-type="float" office:value="30415.89797442">
            <text:p>30416</text:p>
          </table:table-cell>
          <table:table-cell office:value-type="float" office:value="95">
            <text:p>95</text:p>
          </table:table-cell>
          <table:table-cell table:formula="of:=[.H96]-[.H95]" office:value-type="float" office:value="1629.3414096485">
            <text:p>1629</text:p>
          </table:table-cell>
          <table:table-cell table:formula="of:=(POWER(LN([.H96]+1); 2) + POWER(LN([.$J$1]);2))/ POWER(LN([.$J$1]);2)" office:value-type="float" office:value="95">
            <text:p>95</text:p>
          </table:table-cell>
          <table:table-cell table:number-columns-repeated="1013"/>
        </table:table-row>
        <table:table-row table:style-name="ro1">
          <table:table-cell table:formula="of:=POWER([.$C$1]; SQRT([.B97]-1))-1" office:value-type="float" office:value="6497059.11943061">
            <text:p>6497059</text:p>
          </table:table-cell>
          <table:table-cell office:value-type="float" office:value="96">
            <text:p>96</text:p>
          </table:table-cell>
          <table:table-cell table:formula="of:=[.A97]-[.A96]" office:value-type="float" office:value="516172.778212555">
            <text:p>516173</text:p>
          </table:table-cell>
          <table:table-cell table:formula="of:=(POWER(LN([.A97]+1); 2) + POWER(LN(5);2))/ POWER(LN(5);2)" office:value-type="float" office:value="96">
            <text:p>96</text:p>
          </table:table-cell>
          <table:table-cell table:number-columns-repeated="3"/>
          <table:table-cell table:formula="of:=POWER([.$J$1]; SQRT([.I97]-1))-1" office:value-type="float" office:value="32128.0726794196">
            <text:p>32128</text:p>
          </table:table-cell>
          <table:table-cell office:value-type="float" office:value="96">
            <text:p>96</text:p>
          </table:table-cell>
          <table:table-cell table:formula="of:=[.H97]-[.H96]" office:value-type="float" office:value="1712.1747049996">
            <text:p>1712</text:p>
          </table:table-cell>
          <table:table-cell table:formula="of:=(POWER(LN([.H97]+1); 2) + POWER(LN([.$J$1]);2))/ POWER(LN([.$J$1]);2)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table:formula="of:=POWER([.$C$1]; SQRT([.B98]-1))-1" office:value-type="float" office:value="7054713.20312318">
            <text:p>7054713</text:p>
          </table:table-cell>
          <table:table-cell office:value-type="float" office:value="97">
            <text:p>97</text:p>
          </table:table-cell>
          <table:table-cell table:formula="of:=[.A98]-[.A97]" office:value-type="float" office:value="557654.083692575">
            <text:p>557654</text:p>
          </table:table-cell>
          <table:table-cell table:formula="of:=(POWER(LN([.A98]+1); 2) + POWER(LN(5);2))/ POWER(LN(5);2)" office:value-type="float" office:value="97">
            <text:p>97</text:p>
          </table:table-cell>
          <table:table-cell table:number-columns-repeated="3"/>
          <table:table-cell table:formula="of:=POWER([.$J$1]; SQRT([.I98]-1))-1" office:value-type="float" office:value="33926.8712781538">
            <text:p>33927</text:p>
          </table:table-cell>
          <table:table-cell office:value-type="float" office:value="97">
            <text:p>97</text:p>
          </table:table-cell>
          <table:table-cell table:formula="of:=[.H98]-[.H97]" office:value-type="float" office:value="1798.79859873414">
            <text:p>1799</text:p>
          </table:table-cell>
          <table:table-cell table:formula="of:=(POWER(LN([.H98]+1); 2) + POWER(LN([.$J$1]);2))/ POWER(LN([.$J$1]);2)" office:value-type="float" office:value="97">
            <text:p>97</text:p>
          </table:table-cell>
          <table:table-cell table:number-columns-repeated="1013"/>
        </table:table-row>
        <table:table-row table:style-name="ro1">
          <table:table-cell table:formula="of:=POWER([.$C$1]; SQRT([.B99]-1))-1" office:value-type="float" office:value="7656955.51056691">
            <text:p>7656956</text:p>
          </table:table-cell>
          <table:table-cell office:value-type="float" office:value="98">
            <text:p>98</text:p>
          </table:table-cell>
          <table:table-cell table:formula="of:=[.A99]-[.A98]" office:value-type="float" office:value="602242.307443726">
            <text:p>602242</text:p>
          </table:table-cell>
          <table:table-cell table:formula="of:=(POWER(LN([.A99]+1); 2) + POWER(LN(5);2))/ POWER(LN(5);2)" office:value-type="float" office:value="98">
            <text:p>98</text:p>
          </table:table-cell>
          <table:table-cell table:number-columns-repeated="3"/>
          <table:table-cell table:formula="of:=POWER([.$J$1]; SQRT([.I99]-1))-1" office:value-type="float" office:value="35816.2410016006">
            <text:p>35816</text:p>
          </table:table-cell>
          <table:table-cell office:value-type="float" office:value="98">
            <text:p>98</text:p>
          </table:table-cell>
          <table:table-cell table:formula="of:=[.H99]-[.H98]" office:value-type="float" office:value="1889.36972344689">
            <text:p>1889</text:p>
          </table:table-cell>
          <table:table-cell table:formula="of:=(POWER(LN([.H99]+1); 2) + POWER(LN([.$J$1]);2))/ POWER(LN([.$J$1]);2)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table:formula="of:=POWER([.$C$1]; SQRT([.B100]-1))-1" office:value-type="float" office:value="8307110.09948315">
            <text:p>8307110</text:p>
          </table:table-cell>
          <table:table-cell office:value-type="float" office:value="99">
            <text:p>99</text:p>
          </table:table-cell>
          <table:table-cell table:formula="of:=[.A100]-[.A99]" office:value-type="float" office:value="650154.588916234">
            <text:p>650155</text:p>
          </table:table-cell>
          <table:table-cell table:formula="of:=(POWER(LN([.A100]+1); 2) + POWER(LN(5);2))/ POWER(LN(5);2)" office:value-type="float" office:value="99">
            <text:p>99</text:p>
          </table:table-cell>
          <table:table-cell table:number-columns-repeated="3"/>
          <table:table-cell table:formula="of:=POWER([.$J$1]; SQRT([.I100]-1))-1" office:value-type="float" office:value="37800.2915802121">
            <text:p>37800</text:p>
          </table:table-cell>
          <table:table-cell office:value-type="float" office:value="99">
            <text:p>99</text:p>
          </table:table-cell>
          <table:table-cell table:formula="of:=[.H100]-[.H99]" office:value-type="float" office:value="1984.05057861143">
            <text:p>1984</text:p>
          </table:table-cell>
          <table:table-cell table:formula="of:=(POWER(LN([.H100]+1); 2) + POWER(LN([.$J$1]);2))/ POWER(LN([.$J$1]);2)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table:formula="of:=POWER([.$C$1]; SQRT([.B101]-1))-1" office:value-type="float" office:value="9008732.34760726">
            <text:p>9008732</text:p>
          </table:table-cell>
          <table:table-cell office:value-type="float" office:value="100">
            <text:p>100</text:p>
          </table:table-cell>
          <table:table-cell table:formula="of:=[.A101]-[.A100]" office:value-type="float" office:value="701622.248124112">
            <text:p>701622</text:p>
          </table:table-cell>
          <table:table-cell table:formula="of:=(POWER(LN([.A101]+1); 2) + POWER(LN(5);2))/ POWER(LN(5);2)" office:value-type="float" office:value="100">
            <text:p>100</text:p>
          </table:table-cell>
          <table:table-cell table:number-columns-repeated="3"/>
          <table:table-cell table:formula="of:=POWER([.$J$1]; SQRT([.I101]-1))-1" office:value-type="float" office:value="39883.30131085">
            <text:p>39883</text:p>
          </table:table-cell>
          <table:table-cell office:value-type="float" office:value="100">
            <text:p>100</text:p>
          </table:table-cell>
          <table:table-cell table:formula="of:=[.H101]-[.H100]" office:value-type="float" office:value="2083.00973063787">
            <text:p>2083</text:p>
          </table:table-cell>
          <table:table-cell table:formula="of:=(POWER(LN([.H101]+1); 2) + POWER(LN([.$J$1]);2))/ POWER(LN([.$J$1]);2)" office:value-type="float" office:value="100">
            <text:p>100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.00.0000</text:date>, <text:time style:data-style-name="N2" text:time-value="0000-00-00T16:37:19.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27S</meta:editing-duration>
    <meta:editing-cycles>30</meta:editing-cycles>
    <meta:generator>LibreOffice/3.6$Windows_x86 LibreOffice_project/da8c1e6-fd468f4-454e206-f42a4a9-143cfd</meta:generator>
    <dc:date>2013-09-02T16:42:37.45</dc:date>
    <meta:document-statistic meta:table-count="3" meta:cell-count="80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52cm" svg:height="4.775cm" xlink:href=".." xlink:type="simple" chart:class="chart:line" chart:style-name="ch1">
        <chart:legend chart:legend-position="end" svg:x="5.6cm" svg:y="2.075cm" style:legend-expansion="high" chart:style-name="ch2"/>
        <chart:plot-area chart:style-name="ch3" table:cell-range-address="Sheet1.A1:Sheet1.B100" chart:data-source-has-labels="both" svg:x="0.619cm" svg:y="0.515cm" svg:width="4.643cm" svg:height="3.745cm">
          <chartooo:coordinate-region svg:x="2.352cm" svg:y="0.727cm" svg:width="2.723cm" svg:height="2.436cm"/>
          <chart:axis chart:dimension="x" chart:name="primary-x" chart:style-name="ch4" chartooo:axis-type="auto">
            <chartooo:date-scale/>
            <chart:categories table:cell-range-address="Sheet1.B2:Sheet1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" chart:label-cell-address="Sheet1.B1:Sheet1.B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LV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00</svg:desc>
                </draw:g>
              </table:table-cell>
              <table:table-cell office:value-type="float" office:value="0">
                <text:p>0</text:p>
                <draw:g>
                  <svg:desc>Sheet1.A2:Sheet1.A1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.73851774233542">
                <text:p>8.738517742335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2424508208852">
                <text:p>15.24245082088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.5548026774732">
                <text:p>35.55480267747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.5370856463853">
                <text:p>50.53708564638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.6806940419981">
                <text:p>69.680694041998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3.8387278177818">
                <text:p>93.83872781778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1.306992261487">
                <text:p>161.30699226148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7.075642387739">
                <text:p>207.0756423877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2.817208668874">
                <text:p>262.8172086688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0.262435575864">
                <text:p>330.2624355758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1.38824737381">
                <text:p>411.388247373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8.447207809918">
                <text:p>508.44720780991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60.951199389116">
                <text:p>760.9511993891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22.588633513987">
                <text:p>922.5886335139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12.6266450063">
                <text:p>1112.626645006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35.253598789">
                <text:p>1335.2535987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95.18400075954">
                <text:p>1595.184000759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97.71562349607">
                <text:p>1897.715623496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248.79206476095">
                <text:p>2248.792064760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55.07119692285">
                <text:p>2655.071196922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663.89630797651">
                <text:p>3663.89630797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284.03803750739">
                <text:p>4284.0380375073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994.76051025854">
                <text:p>4994.760510258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807.56252509028">
                <text:p>5807.562525090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735.22188425871">
                <text:p>6735.221884258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91.92112896239">
                <text:p>7791.9211289623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993.3842940953">
                <text:p>8993.384294095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357.0255501851">
                <text:p>10357.025550185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902.110662415">
                <text:p>11902.1106624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649.9322625745">
                <text:p>13649.93226257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624">
                <text:p>156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850.2467123068">
                <text:p>17850.246712306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357.2518362399">
                <text:p>20357.25183623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76.4833635746">
                <text:p>23176.483363574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6342.5597369704">
                <text:p>26342.559736970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9893.5331763325">
                <text:p>29893.53317633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871.196027912">
                <text:p>33871.1960279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8321.411836404">
                <text:p>38321.4118364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3294.4729550704">
                <text:p>43294.47295507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8845.4866307955">
                <text:p>48845.486630795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5034.7916303908">
                <text:p>55034.79163039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1928.4076118261">
                <text:p>61928.40761182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9598.5195898361">
                <text:p>69598.51958983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124">
                <text:p>7812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7590.9710294301">
                <text:p>87590.971029430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8093.4100561499">
                <text:p>98093.41005614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9733.801223653">
                <text:p>109733.80122365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22623.836372598">
                <text:p>122623.83637259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6885.16875871">
                <text:p>136885.168758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2650.223205403">
                <text:p>152650.22320540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0063.066572043">
                <text:p>170063.06657204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89280.342664908">
                <text:p>189280.3426649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10472.27597845">
                <text:p>210472.275978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823.7489303">
                <text:p>233823.748930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59535.457545322">
                <text:p>259535.45754532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7825.150852847">
                <text:p>287825.15085284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18928.959587897">
                <text:p>318928.9595878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3102.82013268">
                <text:p>353102.820132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90624">
                <text:p>39062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31792.731546358">
                <text:p>431792.73154635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6933.96101079">
                <text:p>476933.9610107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26399.220406795">
                <text:p>526399.22040679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80568.630250512">
                <text:p>580568.6302505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39853.041589718">
                <text:p>639853.04158971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04696.32630668">
                <text:p>704696.3263066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5577.825204852">
                <text:p>775577.8252048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53014.963956234">
                <text:p>853014.9639562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37566.047584557">
                <text:p>937566.04758455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29833.24479096">
                <text:p>1029833.2447909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30465.77409515">
                <text:p>1130465.774095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40163.304468">
                <text:p>1240163.30446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359679.58387305">
                <text:p>1359679.583873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89826.30991648">
                <text:p>1489826.309916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31477.25762944">
                <text:p>1631477.2576294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85572.68027656">
                <text:p>1785572.6802765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953124">
                <text:p>19531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135218.80607513">
                <text:p>2135218.8060751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33026.17957091">
                <text:p>2333026.1795709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47802.36428072">
                <text:p>2547802.3642807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780896.80491871">
                <text:p>2780896.8049187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033758.5747665">
                <text:p>3033758.574766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307943.21620786">
                <text:p>3307943.2162078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05120.01890807">
                <text:p>3605120.018908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927079.76178349">
                <text:p>3927079.7617834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5742.94636847">
                <text:p>4275742.9463684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653168.55072524">
                <text:p>4653168.550725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061563.33466133">
                <text:p>5061563.3346613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503291.72872212">
                <text:p>5503291.7287221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980886.34121806">
                <text:p>5980886.3412180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497059.11943061">
                <text:p>6497059.1194306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054713.20312318">
                <text:p>7054713.203123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7656955.51056691">
                <text:p>7656955.5105669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307110.09948315">
                <text:p>8307110.09948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52cm" svg:height="4.775cm" xlink:href=".." xlink:type="simple" chart:class="chart:line" chart:style-name="ch1">
        <chart:legend chart:legend-position="end" svg:x="5.732cm" svg:y="2.075cm" style:legend-expansion="high" chart:style-name="ch2"/>
        <chart:plot-area chart:style-name="ch3" table:cell-range-address="Sheet1.H1:Sheet1.I100" chart:data-source-has-labels="both" svg:x="0.619cm" svg:y="0.515cm" svg:width="4.775cm" svg:height="3.745cm">
          <chartooo:coordinate-region svg:x="1.796cm" svg:y="0.727cm" svg:width="3.481cm" svg:height="2.436cm"/>
          <chart:axis chart:dimension="x" chart:name="primary-x" chart:style-name="ch4" chartooo:axis-type="auto">
            <chartooo:date-scale/>
            <chart:categories table:cell-range-address="Sheet1.I2:Sheet1.I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00" chart:label-cell-address="Sheet1.I1:Sheet1.I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ill LV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I2:Sheet1.I100</svg:desc>
                </draw:g>
              </table:table-cell>
              <table:table-cell office:value-type="float" office:value="0">
                <text:p>0</text:p>
                <draw:g>
                  <svg:desc>Sheet1.H2:Sheet1.H1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5074354898591">
                <text:p>3.50743548985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32261628621547">
                <text:p>5.322616286215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81317809509702">
                <text:p>9.813178095097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.5718531839481">
                <text:p>12.57185318394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7259236182682">
                <text:p>15.72592361826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.3169746952414">
                <text:p>19.3169746952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389">
                <text:p>23.3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.98884144357">
                <text:p>27.988841443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3.1665134280173">
                <text:p>33.16651342801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8.975476702717">
                <text:p>38.9754767027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472891112537">
                <text:p>45.4728911125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2.7198615202366">
                <text:p>52.71986152023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0.7816844799606">
                <text:p>60.781684479960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.7281">
                <text:p>69.72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9.6335510759722">
                <text:p>79.63355107597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0.5774527879003">
                <text:p>90.5774527879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.64447226186">
                <text:p>102.644472261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5.924820516286">
                <text:p>115.9248205162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0.514557051183">
                <text:p>130.5145570511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46.515907945516">
                <text:p>146.5159079455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4.037598176297">
                <text:p>164.0375981762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3.195198846641">
                <text:p>183.19519884664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4.11149">
                <text:p>204.1114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26.916839698346">
                <text:p>226.91683969834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51.749600049826">
                <text:p>251.7496000498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8.756520884144">
                <text:p>278.7565208841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8.093181790314">
                <text:p>308.0931817903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39.924443250542">
                <text:p>339.9244432505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74.424917625226">
                <text:p>374.42491762522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11.779460767079">
                <text:p>411.77946076707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52.183685066854">
                <text:p>452.1836850668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95.844494758982">
                <text:p>495.84449475898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42.980644342394">
                <text:p>542.98064434239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93.823321">
                <text:p>593.8233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48.616751929482">
                <text:p>648.61675192948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07.618837528353">
                <text:p>707.618837528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1.101811407581">
                <text:p>771.10181140758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39.352928240441">
                <text:p>839.35292824044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12.675180486719">
                <text:p>912.67518048671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91.388045066868">
                <text:p>991.38804506686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75.82826109632">
                <text:p>1075.8282610963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66.35063982689">
                <text:p>1166.3506398268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263.32890797986">
                <text:p>1263.3289079798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67.15658569463">
                <text:p>1367.156585694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78.24790035659">
                <text:p>1478.247900356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97.03873760947">
                <text:p>1597.038737609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23.9876309">
                <text:p>1723.987630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59.57679094643">
                <text:p>1859.576790946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04.31317656789">
                <text:p>2004.3131765678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158.72960835772">
                <text:p>2158.7296083577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23.38592673217">
                <text:p>2323.3859267321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498.87019593474">
                <text:p>2498.8701959347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685.79995562762">
                <text:p>2685.799955627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84.82352175339">
                <text:p>2884.8235217533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96.62133840429">
                <text:p>3096.6213384042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321.90738249145">
                <text:p>3321.907382491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61.43062306333">
                <text:p>3561.430623063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815.97653718141">
                <text:p>3815.976537181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086.36868432098">
                <text:p>4086.3686843209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73.47034132729">
                <text:p>4373.470341327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78.18620002065">
                <text:p>4678.186200020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001.46412961">
                <text:p>5001.4641296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344.29700614155">
                <text:p>5344.2970061415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707.72461127875">
                <text:p>5707.7246112787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092.83560278091">
                <text:p>6092.8356027809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500.76955912141">
                <text:p>6500.769559121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932.71910076156">
                <text:p>6932.719100761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389.93209067401">
                <text:p>7389.9320906740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873.71391678918">
                <text:p>7873.7139167891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385.42985912011">
                <text:p>8385.429859120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926.50754440571">
                <text:p>8926.5075444057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498.43949119857">
                <text:p>9498.4394911985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102.7857484129">
                <text:p>10102.785748412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741.1766304396">
                <text:p>10741.176630439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415.3155520296">
                <text:p>11415.315552029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126.9819662433">
                <text:p>12126.98196624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878.0344088625">
                <text:p>12878.03440886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3670.4136527657">
                <text:p>13670.41365276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4506.145975869">
                <text:p>14506.14597586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5387.346546346">
                <text:p>15387.34654634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6316.2229289493">
                <text:p>16316.222928949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7295.0787163689">
                <text:p>17295.078716368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8326.3172896834">
                <text:p>18326.317289683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9412.4457120753">
                <text:p>19412.445712075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0556.0787601081">
                <text:p>20556.078760108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759.94309699">
                <text:p>21759.943096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026.8815923767">
                <text:p>23026.881592376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359.8577934019">
                <text:p>24359.857793401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5761.9605517587">
                <text:p>25761.96055175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7236.4088118009">
                <text:p>27236.408811800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8786.5565647715">
                <text:p>28786.55656477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0415.89797442">
                <text:p>30415.8979744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2128.0726794196">
                <text:p>32128.072679419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3926.8712781538">
                <text:p>33926.871278153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5816.2410016006">
                <text:p>35816.241001600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7800.2915802121">
                <text:p>37800.2915802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52cm" svg:height="4.775cm" xlink:href=".." xlink:type="simple" chart:class="chart:line" chart:style-name="ch1">
        <chart:legend chart:legend-position="end" svg:x="5.6cm" svg:y="2.075cm" style:legend-expansion="high" chart:style-name="ch2"/>
        <chart:plot-area chart:style-name="ch3" table:cell-range-address="Sheet1.B1:Sheet1.B100 Sheet1.A2:Sheet1.A100" chart:data-source-has-labels="both" svg:x="0.619cm" svg:y="0.515cm" svg:width="4.643cm" svg:height="3.745cm">
          <chartooo:coordinate-region svg:x="2.352cm" svg:y="0.727cm" svg:width="2.723cm" svg:height="2.436cm"/>
          <chart:axis chart:dimension="x" chart:name="primary-x" chart:style-name="ch4" chartooo:axis-type="auto">
            <chartooo:date-scale/>
            <chart:categories table:cell-range-address="Sheet1.B2:Sheet1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" chart:label-cell-address="Sheet1.B1:Sheet1.B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LV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100</svg:desc>
                </draw:g>
              </table:table-cell>
              <table:table-cell office:value-type="float" office:value="0">
                <text:p>0</text:p>
                <draw:g>
                  <svg:desc>Sheet1.A2:Sheet1.A1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.73851774233542">
                <text:p>8.738517742335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2424508208852">
                <text:p>15.24245082088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.5548026774732">
                <text:p>35.55480267747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.5370856463853">
                <text:p>50.53708564638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.6806940419981">
                <text:p>69.680694041998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3.8387278177818">
                <text:p>93.83872781778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1.306992261487">
                <text:p>161.30699226148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7.075642387739">
                <text:p>207.0756423877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2.817208668874">
                <text:p>262.8172086688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0.262435575864">
                <text:p>330.2624355758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1.38824737381">
                <text:p>411.388247373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8.447207809918">
                <text:p>508.44720780991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60.951199389116">
                <text:p>760.9511993891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22.588633513987">
                <text:p>922.5886335139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12.6266450063">
                <text:p>1112.626645006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35.253598789">
                <text:p>1335.2535987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95.18400075954">
                <text:p>1595.184000759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97.71562349607">
                <text:p>1897.715623496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248.79206476095">
                <text:p>2248.792064760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55.07119692285">
                <text:p>2655.071196922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663.89630797651">
                <text:p>3663.89630797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284.03803750739">
                <text:p>4284.0380375073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994.76051025854">
                <text:p>4994.760510258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807.56252509028">
                <text:p>5807.562525090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735.22188425871">
                <text:p>6735.221884258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91.92112896239">
                <text:p>7791.9211289623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993.3842940953">
                <text:p>8993.384294095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357.0255501851">
                <text:p>10357.025550185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902.110662415">
                <text:p>11902.1106624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649.9322625745">
                <text:p>13649.93226257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624">
                <text:p>156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850.2467123068">
                <text:p>17850.246712306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357.2518362399">
                <text:p>20357.25183623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76.4833635746">
                <text:p>23176.483363574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6342.5597369704">
                <text:p>26342.559736970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9893.5331763325">
                <text:p>29893.53317633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871.196027912">
                <text:p>33871.1960279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8321.411836404">
                <text:p>38321.4118364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3294.4729550704">
                <text:p>43294.47295507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8845.4866307955">
                <text:p>48845.486630795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5034.7916303908">
                <text:p>55034.79163039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1928.4076118261">
                <text:p>61928.40761182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9598.5195898361">
                <text:p>69598.51958983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124">
                <text:p>7812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7590.9710294301">
                <text:p>87590.971029430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8093.4100561499">
                <text:p>98093.41005614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9733.801223653">
                <text:p>109733.80122365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22623.836372598">
                <text:p>122623.83637259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6885.16875871">
                <text:p>136885.168758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2650.223205403">
                <text:p>152650.22320540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0063.066572043">
                <text:p>170063.06657204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89280.342664908">
                <text:p>189280.3426649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10472.27597845">
                <text:p>210472.275978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3823.7489303">
                <text:p>233823.748930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59535.457545322">
                <text:p>259535.45754532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7825.150852847">
                <text:p>287825.15085284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18928.959587897">
                <text:p>318928.9595878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3102.82013268">
                <text:p>353102.820132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90624">
                <text:p>39062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31792.731546358">
                <text:p>431792.73154635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6933.96101079">
                <text:p>476933.9610107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26399.220406795">
                <text:p>526399.22040679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80568.630250512">
                <text:p>580568.6302505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39853.041589718">
                <text:p>639853.04158971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04696.32630668">
                <text:p>704696.3263066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5577.825204852">
                <text:p>775577.8252048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53014.963956234">
                <text:p>853014.9639562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37566.047584557">
                <text:p>937566.04758455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29833.24479096">
                <text:p>1029833.2447909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30465.77409515">
                <text:p>1130465.774095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40163.304468">
                <text:p>1240163.30446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359679.58387305">
                <text:p>1359679.5838730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489826.30991648">
                <text:p>1489826.309916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31477.25762944">
                <text:p>1631477.2576294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85572.68027656">
                <text:p>1785572.6802765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953124">
                <text:p>19531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135218.80607513">
                <text:p>2135218.8060751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333026.17957091">
                <text:p>2333026.1795709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47802.36428072">
                <text:p>2547802.3642807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780896.80491871">
                <text:p>2780896.8049187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033758.5747665">
                <text:p>3033758.574766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307943.21620786">
                <text:p>3307943.2162078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05120.01890807">
                <text:p>3605120.018908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927079.76178349">
                <text:p>3927079.7617834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5742.94636847">
                <text:p>4275742.9463684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653168.55072524">
                <text:p>4653168.5507252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061563.33466133">
                <text:p>5061563.3346613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503291.72872212">
                <text:p>5503291.7287221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980886.34121806">
                <text:p>5980886.3412180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497059.11943061">
                <text:p>6497059.1194306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054713.20312318">
                <text:p>7054713.203123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7656955.51056691">
                <text:p>7656955.5105669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307110.09948315">
                <text:p>8307110.09948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da8c1e6-fd468f4-454e206-f42a4a9-143cf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